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" svg:font-family="courier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009af" officeooo:paragraph-rsid="001009af"/>
    </style:style>
    <style:style style:name="P2" style:family="paragraph" style:parent-style-name="Standard">
      <style:text-properties officeooo:rsid="001009af" officeooo:paragraph-rsid="0015ea6f"/>
    </style:style>
    <style:style style:name="P3" style:family="paragraph" style:parent-style-name="Standard">
      <style:text-properties officeooo:rsid="0010b89a" officeooo:paragraph-rsid="0010b89a"/>
    </style:style>
    <style:style style:name="P4" style:family="paragraph" style:parent-style-name="Standard">
      <style:text-properties officeooo:rsid="0010b89a" officeooo:paragraph-rsid="001009af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10b89a" officeooo:paragraph-rsid="0010b89a" style:font-weight-asian="bold" style:font-weight-complex="bold"/>
    </style:style>
    <style:style style:name="P6" style:family="paragraph" style:parent-style-name="Standard">
      <style:text-properties style:text-underline-style="none" fo:font-weight="normal" officeooo:rsid="0010b89a" officeooo:paragraph-rsid="0010b89a" style:font-weight-asian="normal" style:font-weight-complex="normal"/>
    </style:style>
    <style:style style:name="P7" style:family="paragraph" style:parent-style-name="Standard">
      <style:text-properties fo:font-variant="normal" fo:text-transform="none" fo:color="#333333" style:font-name="Liberation Serif" fo:font-size="12pt" fo:letter-spacing="normal" fo:font-style="normal" style:text-underline-style="none" fo:font-weight="normal" officeooo:rsid="0010b89a" officeooo:paragraph-rsid="0010b89a" style:font-size-asian="12pt" style:font-weight-asian="normal" style:font-size-complex="12pt" style:font-weight-complex="normal"/>
    </style:style>
    <style:style style:name="P8" style:family="paragraph" style:parent-style-name="Standard">
      <style:text-properties officeooo:rsid="0015ea6f" officeooo:paragraph-rsid="0015ea6f"/>
    </style:style>
    <style:style style:name="P9" style:family="paragraph" style:parent-style-name="Standard">
      <style:text-properties officeooo:rsid="00334464" officeooo:paragraph-rsid="00334464"/>
    </style:style>
    <style:style style:name="P10" style:family="paragraph" style:parent-style-name="Text_20_body">
      <style:paragraph-properties fo:margin-left="0cm" fo:margin-right="0cm" fo:text-indent="0cm" style:auto-text-indent="false"/>
    </style:style>
    <style:style style:name="P11" style:family="paragraph" style:parent-style-name="Text_20_body">
      <style:paragraph-properties fo:margin-left="0cm" fo:margin-right="0cm" fo:text-indent="0cm" style:auto-text-indent="false"/>
      <style:text-properties officeooo:rsid="0010b89a" officeooo:paragraph-rsid="0010b89a"/>
    </style:style>
    <style:style style:name="P12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333333" style:font-name="courier" fo:font-size="7.80000019073486pt" fo:letter-spacing="normal" fo:font-style="normal" style:text-underline-style="none" fo:font-weight="normal" officeooo:rsid="0010b89a" officeooo:paragraph-rsid="0010b89a" style:font-name-asian="DejaVu Sans Mono" style:font-size-asian="10pt" style:font-weight-asian="normal" style:font-name-complex="Liberation Mono" style:font-size-complex="10pt" style:font-weight-complex="normal"/>
    </style:style>
    <style:style style:name="P13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333333" style:font-name="courier" fo:font-size="7.80000019073486pt" fo:letter-spacing="normal" fo:font-style="normal" style:text-underline-style="none" fo:font-weight="normal" officeooo:rsid="0010b89a" officeooo:paragraph-rsid="00140c8c" style:font-name-asian="DejaVu Sans Mono" style:font-size-asian="10pt" style:font-weight-asian="normal" style:font-name-complex="Liberation Mono" style:font-size-complex="10pt" style:font-weight-complex="normal"/>
    </style:style>
    <style:style style:name="P14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333333" style:font-name="courier" fo:font-size="7.80000019073486pt" fo:letter-spacing="normal" fo:font-style="normal" fo:font-weight="normal" officeooo:rsid="00140c8c" officeooo:paragraph-rsid="00140c8c"/>
    </style:style>
    <style:style style:name="P15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333333" style:font-name="courier" fo:font-size="7.80000019073486pt" fo:letter-spacing="normal" fo:font-style="normal" fo:font-weight="normal" officeooo:rsid="001fc648" officeooo:paragraph-rsid="001fc648" style:font-style-asian="normal" style:font-style-complex="normal"/>
    </style:style>
    <style:style style:name="P16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333333" style:font-name="Liberation Serif" fo:font-size="12pt" fo:letter-spacing="normal" fo:font-style="normal" fo:font-weight="normal" officeooo:rsid="001a18ee" officeooo:paragraph-rsid="001a18ee" style:font-size-asian="12pt" style:font-size-complex="12pt"/>
    </style:style>
    <style:style style:name="P17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333333" style:font-name="Liberation Serif" fo:font-size="12pt" fo:letter-spacing="normal" fo:font-style="normal" fo:font-weight="normal" officeooo:rsid="001fc648" officeooo:paragraph-rsid="001fc648" style:font-size-asian="12pt" style:font-size-complex="12pt"/>
    </style:style>
    <style:style style:name="P18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333333" style:font-name="Liberation Serif" fo:font-size="12pt" fo:letter-spacing="normal" fo:font-style="normal" fo:font-weight="normal" officeooo:rsid="002054b7" officeooo:paragraph-rsid="002054b7" style:font-size-asian="10.5pt" style:font-style-asian="normal" style:font-size-complex="12pt" style:font-style-complex="normal"/>
    </style:style>
    <style:style style:name="P19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333333" style:font-name="Liberation Serif" fo:font-size="12pt" fo:letter-spacing="normal" fo:font-style="normal" fo:font-weight="normal" officeooo:rsid="00238638" officeooo:paragraph-rsid="00238638" style:font-size-asian="10.5pt" style:font-style-asian="normal" style:font-size-complex="12pt" style:font-style-complex="normal"/>
    </style:style>
    <style:style style:name="P20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333333" style:font-name="Liberation Serif" fo:font-size="12pt" fo:letter-spacing="normal" fo:font-style="normal" fo:font-weight="normal" officeooo:rsid="0024eba7" officeooo:paragraph-rsid="0024eba7" style:font-size-asian="10.5pt" style:font-style-asian="normal" style:font-size-complex="12pt" style:font-style-complex="normal"/>
    </style:style>
    <style:style style:name="P21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333333" style:font-name="Liberation Serif" fo:font-size="12pt" fo:letter-spacing="normal" fo:font-style="normal" fo:font-weight="normal" officeooo:rsid="0024eba7" officeooo:paragraph-rsid="002650cd" style:font-size-asian="10.5pt" style:font-style-asian="normal" style:font-size-complex="12pt" style:font-style-complex="normal"/>
    </style:style>
    <style:style style:name="P22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333333" style:font-name="Liberation Serif" fo:font-size="12pt" fo:letter-spacing="normal" fo:font-style="normal" fo:font-weight="normal" officeooo:rsid="002650cd" officeooo:paragraph-rsid="002650cd" style:font-size-asian="10.5pt" style:font-style-asian="normal" style:font-size-complex="12pt" style:font-style-complex="normal"/>
    </style:style>
    <style:style style:name="P23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333333" style:font-name="Liberation Serif" fo:font-size="12pt" fo:letter-spacing="normal" fo:font-style="normal" fo:font-weight="normal" officeooo:rsid="00295ac5" officeooo:paragraph-rsid="00295ac5" style:font-size-asian="10.5pt" style:font-style-asian="normal" style:font-size-complex="12pt" style:font-style-complex="normal"/>
    </style:style>
    <style:style style:name="P24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333333" style:font-name="Liberation Serif" fo:font-size="12pt" fo:letter-spacing="normal" fo:font-style="normal" fo:font-weight="normal" officeooo:rsid="002b1409" officeooo:paragraph-rsid="002b1409" style:font-size-asian="10.5pt" style:font-style-asian="normal" style:font-size-complex="12pt" style:font-style-complex="normal"/>
    </style:style>
    <style:style style:name="P25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333333" style:font-name="Liberation Serif" fo:font-size="12pt" fo:letter-spacing="normal" fo:font-style="normal" fo:font-weight="normal" officeooo:rsid="002c3501" officeooo:paragraph-rsid="002c3501" style:font-size-asian="10.5pt" style:font-style-asian="normal" style:font-size-complex="12pt" style:font-style-complex="normal"/>
    </style:style>
    <style:style style:name="P26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333333" style:font-name="Liberation Serif" fo:font-size="12pt" fo:letter-spacing="normal" fo:font-style="normal" fo:font-weight="normal" officeooo:rsid="002df70c" officeooo:paragraph-rsid="002df70c" style:font-size-asian="10.5pt" style:font-style-asian="normal" style:font-size-complex="12pt" style:font-style-complex="normal"/>
    </style:style>
    <style:style style:name="P27" style:family="paragraph" style:parent-style-name="Text_20_body">
      <style:paragraph-properties fo:margin-left="0cm" fo:margin-right="0cm" fo:text-indent="0cm" style:auto-text-indent="false"/>
      <style:text-properties officeooo:rsid="0013e66f" officeooo:paragraph-rsid="0013e66f"/>
    </style:style>
    <style:style style:name="P28" style:family="paragraph" style:parent-style-name="Text_20_body">
      <style:paragraph-properties fo:margin-left="0cm" fo:margin-right="0cm" fo:text-indent="0cm" style:auto-text-indent="false"/>
      <style:text-properties officeooo:rsid="00140c8c" officeooo:paragraph-rsid="00140c8c"/>
    </style:style>
    <style:style style:name="P29" style:family="paragraph" style:parent-style-name="Text_20_body">
      <style:paragraph-properties fo:margin-left="0cm" fo:margin-right="0cm" fo:text-indent="0cm" style:auto-text-indent="false"/>
      <style:text-properties officeooo:rsid="0014c71e" officeooo:paragraph-rsid="0014c71e"/>
    </style:style>
    <style:style style:name="P30" style:family="paragraph" style:parent-style-name="Text_20_body">
      <style:paragraph-properties fo:margin-left="0cm" fo:margin-right="0cm" fo:text-indent="0cm" style:auto-text-indent="false"/>
      <style:text-properties officeooo:rsid="00164ad5" officeooo:paragraph-rsid="00164ad5"/>
    </style:style>
    <style:style style:name="P31" style:family="paragraph" style:parent-style-name="Text_20_body">
      <style:paragraph-properties fo:margin-left="0cm" fo:margin-right="0cm" fo:text-indent="0cm" style:auto-text-indent="false"/>
      <style:text-properties officeooo:rsid="00181d02" officeooo:paragraph-rsid="00181d02"/>
    </style:style>
    <style:style style:name="P32" style:family="paragraph" style:parent-style-name="Text_20_body">
      <style:paragraph-properties fo:margin-left="0cm" fo:margin-right="0cm" fo:text-indent="0cm" style:auto-text-indent="false"/>
      <style:text-properties officeooo:rsid="001990aa" officeooo:paragraph-rsid="001990aa"/>
    </style:style>
    <style:style style:name="P33" style:family="paragraph" style:parent-style-name="Text_20_body">
      <style:paragraph-properties fo:margin-left="0cm" fo:margin-right="0cm" fo:text-indent="0cm" style:auto-text-indent="false"/>
      <style:text-properties officeooo:rsid="001a18ee" officeooo:paragraph-rsid="001a18ee"/>
    </style:style>
    <style:style style:name="P34" style:family="paragraph" style:parent-style-name="Text_20_body">
      <style:paragraph-properties fo:margin-left="0cm" fo:margin-right="0cm" fo:text-indent="0cm" style:auto-text-indent="false"/>
      <style:text-properties officeooo:rsid="001d47e3" officeooo:paragraph-rsid="001d47e3"/>
    </style:style>
    <style:style style:name="P35" style:family="paragraph" style:parent-style-name="Text_20_body">
      <style:paragraph-properties fo:margin-left="0cm" fo:margin-right="0cm" fo:text-indent="0cm" style:auto-text-indent="false"/>
      <style:text-properties fo:font-style="italic" officeooo:rsid="001d47e3" officeooo:paragraph-rsid="001d47e3" style:font-style-asian="italic" style:font-style-complex="italic"/>
    </style:style>
    <style:style style:name="P36" style:family="paragraph" style:parent-style-name="Text_20_body">
      <style:paragraph-properties fo:margin-left="0cm" fo:margin-right="0cm" fo:text-indent="0cm" style:auto-text-indent="false"/>
      <style:text-properties fo:font-style="italic" officeooo:rsid="001e37a1" officeooo:paragraph-rsid="001e37a1" style:font-style-asian="italic" style:font-style-complex="italic"/>
    </style:style>
    <style:style style:name="P37" style:family="paragraph" style:parent-style-name="Text_20_body">
      <style:paragraph-properties fo:margin-left="0cm" fo:margin-right="0cm" fo:text-indent="0cm" style:auto-text-indent="false"/>
      <style:text-properties fo:font-style="italic" officeooo:rsid="001fc648" officeooo:paragraph-rsid="001fc648" style:font-style-asian="italic" style:font-style-complex="italic"/>
    </style:style>
    <style:style style:name="P38" style:family="paragraph" style:parent-style-name="Text_20_body">
      <style:paragraph-properties fo:margin-left="0cm" fo:margin-right="0cm" fo:text-indent="0cm" style:auto-text-indent="false"/>
      <style:text-properties style:font-name="Liberation Serif" fo:font-size="12pt" fo:font-style="italic" officeooo:rsid="002054b7" officeooo:paragraph-rsid="002054b7" style:font-size-asian="10.5pt" style:font-style-asian="italic" style:font-size-complex="12pt" style:font-style-complex="italic"/>
    </style:style>
    <style:style style:name="P39" style:family="paragraph" style:parent-style-name="Text_20_body">
      <style:paragraph-properties fo:margin-left="0cm" fo:margin-right="0cm" fo:text-indent="0cm" style:auto-text-indent="false"/>
      <style:text-properties fo:font-style="normal" officeooo:rsid="001d47e3" officeooo:paragraph-rsid="001d47e3" style:font-style-asian="normal" style:font-style-complex="normal"/>
    </style:style>
    <style:style style:name="P40" style:family="paragraph" style:parent-style-name="Text_20_body">
      <style:paragraph-properties fo:margin-left="0cm" fo:margin-right="0cm" fo:text-indent="0cm" style:auto-text-indent="false"/>
      <style:text-properties fo:font-style="normal" officeooo:rsid="001e37a1" officeooo:paragraph-rsid="001e37a1" style:font-style-asian="normal" style:font-style-complex="normal"/>
    </style:style>
    <style:style style:name="P41" style:family="paragraph" style:parent-style-name="Text_20_body">
      <style:paragraph-properties fo:margin-left="0cm" fo:margin-right="0cm" fo:text-indent="0cm" style:auto-text-indent="false"/>
      <style:text-properties fo:font-style="normal" officeooo:rsid="001fc648" officeooo:paragraph-rsid="001fc648" style:font-style-asian="normal" style:font-style-complex="normal"/>
    </style:style>
    <style:style style:name="P42" style:family="paragraph" style:parent-style-name="Text_20_body">
      <style:paragraph-properties fo:margin-left="0cm" fo:margin-right="0cm" fo:text-indent="0cm" style:auto-text-indent="false"/>
      <style:text-properties officeooo:rsid="002f7747" officeooo:paragraph-rsid="002f7747"/>
    </style:style>
    <style:style style:name="P43" style:family="paragraph" style:parent-style-name="Text_20_body">
      <style:paragraph-properties fo:margin-left="0cm" fo:margin-right="0cm" fo:text-indent="0cm" style:auto-text-indent="false"/>
      <style:text-properties officeooo:paragraph-rsid="002f7747"/>
    </style:style>
    <style:style style:name="P44" style:family="paragraph" style:parent-style-name="Text_20_body">
      <style:paragraph-properties fo:margin-left="0cm" fo:margin-right="0cm" fo:text-indent="0cm" style:auto-text-indent="false"/>
      <style:text-properties style:text-underline-style="solid" style:text-underline-type="double" style:text-underline-width="auto" style:text-underline-color="font-color" officeooo:rsid="001d47e3" officeooo:paragraph-rsid="001d47e3"/>
    </style:style>
    <style:style style:name="P45" style:family="paragraph" style:parent-style-name="Text_20_body">
      <style:paragraph-properties fo:margin-left="0cm" fo:margin-right="0cm" fo:text-indent="0cm" style:auto-text-indent="false"/>
      <style:text-properties officeooo:rsid="0034e982" officeooo:paragraph-rsid="0034e982"/>
    </style:style>
    <style:style style:name="P46" style:family="paragraph" style:parent-style-name="Text_20_body">
      <style:paragraph-properties fo:margin-left="0cm" fo:margin-right="0cm" fo:text-indent="0cm" style:auto-text-indent="false"/>
      <style:text-properties officeooo:paragraph-rsid="00311e58"/>
    </style:style>
    <style:style style:name="P47" style:family="paragraph" style:parent-style-name="Text_20_body">
      <style:paragraph-properties fo:margin-left="0cm" fo:margin-right="0cm" fo:text-indent="0cm" style:auto-text-indent="false"/>
      <style:text-properties officeooo:rsid="00350f14" officeooo:paragraph-rsid="00350f14"/>
    </style:style>
    <style:style style:name="P48" style:family="paragraph" style:parent-style-name="Text_20_body">
      <loext:graphic-properties draw:fill="solid" draw:fill-color="#f3f5f7" draw:opacity="100%"/>
      <style:paragraph-properties fo:margin-left="0cm" fo:margin-right="0cm" fo:margin-top="0cm" fo:margin-bottom="0.212cm" loext:contextual-spacing="false" fo:line-height="142%" fo:orphans="2" fo:widows="2" fo:text-indent="0cm" style:auto-text-indent="false" fo:background-color="#f3f5f7" fo:padding="0.176cm" fo:border="0.99pt solid #aebdcc"/>
      <style:text-properties fo:font-variant="normal" fo:text-transform="none" fo:color="#333333" style:font-name="courier" fo:font-size="7.80000019073486pt" fo:letter-spacing="normal" fo:font-style="normal" style:text-underline-style="none" fo:font-weight="normal" officeooo:rsid="0010b89a" officeooo:paragraph-rsid="00140c8c" style:font-name-asian="DejaVu Sans Mono" style:font-size-asian="10pt" style:font-weight-asian="normal" style:font-name-complex="Liberation Mono" style:font-size-complex="10pt" style:font-weight-complex="normal"/>
    </style:style>
    <style:style style:name="P49" style:family="paragraph" style:parent-style-name="Text_20_body">
      <loext:graphic-properties draw:fill="solid" draw:fill-color="#f3f5f7" draw:opacity="100%"/>
      <style:paragraph-properties fo:margin-left="0cm" fo:margin-right="0cm" fo:margin-top="0cm" fo:margin-bottom="0.212cm" loext:contextual-spacing="false" fo:line-height="142%" fo:orphans="2" fo:widows="2" fo:text-indent="0cm" style:auto-text-indent="false" fo:background-color="#f3f5f7" fo:padding="0.176cm" fo:border="0.99pt solid #aebdcc"/>
      <style:text-properties fo:font-variant="normal" fo:text-transform="none" fo:color="#333333" style:font-name="courier" fo:font-size="7.80000019073486pt" fo:letter-spacing="normal" fo:font-style="normal" fo:font-weight="normal" officeooo:rsid="002df70c" officeooo:paragraph-rsid="002df70c" style:font-size-asian="10.5pt" style:font-style-asian="normal" style:font-weight-asian="normal" style:font-size-complex="12pt" style:font-style-complex="normal" style:font-weight-complex="normal"/>
    </style:style>
    <style:style style:name="P50" style:family="paragraph" style:parent-style-name="Preformatted_20_Text">
      <loext:graphic-properties draw:fill="solid" draw:fill-color="#f3f5f7" draw:opacity="100%"/>
      <style:paragraph-properties fo:margin-left="0cm" fo:margin-right="0cm" fo:margin-top="0cm" fo:margin-bottom="0.212cm" loext:contextual-spacing="false" fo:line-height="142%" fo:orphans="2" fo:widows="2" fo:text-indent="0cm" style:auto-text-indent="false" fo:background-color="#f3f5f7" fo:padding="0.176cm" fo:border="0.99pt solid #aebdcc"/>
      <style:text-properties fo:font-variant="normal" fo:text-transform="none" fo:color="#333333" style:font-name="courier" fo:font-size="7.80000019073486pt" fo:letter-spacing="normal" fo:font-style="normal" fo:font-weight="normal" officeooo:rsid="0013e66f" officeooo:paragraph-rsid="0013e66f"/>
    </style:style>
    <style:style style:name="P51" style:family="paragraph" style:parent-style-name="Preformatted_20_Text">
      <loext:graphic-properties draw:fill="solid" draw:fill-color="#f3f5f7" draw:opacity="100%"/>
      <style:paragraph-properties fo:margin-left="0cm" fo:margin-right="0cm" fo:margin-top="0cm" fo:margin-bottom="0.212cm" loext:contextual-spacing="false" fo:line-height="142%" fo:orphans="2" fo:widows="2" fo:text-indent="0cm" style:auto-text-indent="false" fo:background-color="#f3f5f7" fo:padding="0.176cm" fo:border="0.99pt solid #aebdcc"/>
      <style:text-properties fo:font-variant="normal" fo:text-transform="none" fo:color="#333333" style:font-name="courier" fo:font-size="7.80000019073486pt" fo:letter-spacing="normal" fo:font-style="normal" fo:font-weight="normal" officeooo:rsid="0013e66f" officeooo:paragraph-rsid="00140c8c"/>
    </style:style>
    <style:style style:name="P52" style:family="paragraph" style:parent-style-name="Preformatted_20_Text">
      <loext:graphic-properties draw:fill="solid" draw:fill-color="#f3f5f7" draw:opacity="100%"/>
      <style:paragraph-properties fo:margin-left="0cm" fo:margin-right="0cm" fo:margin-top="0cm" fo:margin-bottom="0.212cm" loext:contextual-spacing="false" fo:line-height="142%" fo:orphans="2" fo:widows="2" fo:text-indent="0cm" style:auto-text-indent="false" fo:background-color="#f3f5f7" fo:padding="0.176cm" fo:border="0.99pt solid #aebdcc"/>
      <style:text-properties fo:font-variant="normal" fo:text-transform="none" fo:color="#333333" style:font-name="courier" fo:font-size="7.80000019073486pt" fo:letter-spacing="normal" fo:font-style="normal" fo:font-weight="normal" officeooo:rsid="001a18ee" officeooo:paragraph-rsid="001a18ee"/>
    </style:style>
    <style:style style:name="P53" style:family="paragraph" style:parent-style-name="Preformatted_20_Text">
      <loext:graphic-properties draw:fill="solid" draw:fill-color="#f3f5f7" draw:opacity="100%"/>
      <style:paragraph-properties fo:margin-left="0cm" fo:margin-right="0cm" fo:margin-top="0cm" fo:margin-bottom="0.212cm" loext:contextual-spacing="false" fo:line-height="142%" fo:orphans="2" fo:widows="2" fo:text-indent="0cm" style:auto-text-indent="false" fo:background-color="#f3f5f7" fo:padding="0.176cm" fo:border="0.99pt solid #aebdcc"/>
      <style:text-properties fo:font-variant="normal" fo:text-transform="none" fo:color="#333333" style:font-name="courier" fo:font-size="7.80000019073486pt" fo:letter-spacing="normal" fo:font-style="normal" fo:font-weight="normal" officeooo:rsid="001a18ee" officeooo:paragraph-rsid="001a18ee" style:font-name-asian="DejaVu Sans Mono" style:font-size-asian="10pt" style:font-name-complex="Liberation Mono" style:font-size-complex="10pt"/>
    </style:style>
    <style:style style:name="P54" style:family="paragraph" style:parent-style-name="Preformatted_20_Text">
      <loext:graphic-properties draw:fill="solid" draw:fill-color="#f3f5f7" draw:opacity="100%"/>
      <style:paragraph-properties fo:margin-left="0cm" fo:margin-right="0cm" fo:margin-top="0cm" fo:margin-bottom="0.212cm" loext:contextual-spacing="false" fo:line-height="142%" fo:orphans="2" fo:widows="2" fo:text-indent="0cm" style:auto-text-indent="false" fo:background-color="#f3f5f7" fo:padding="0.176cm" fo:border="0.99pt solid #aebdcc"/>
      <style:text-properties fo:font-variant="normal" fo:text-transform="none" fo:color="#333333" style:font-name="courier" fo:font-size="7.80000019073486pt" fo:letter-spacing="normal" fo:font-style="normal" fo:font-weight="normal"/>
    </style:style>
    <style:style style:name="P55" style:family="paragraph" style:parent-style-name="Preformatted_20_Text">
      <loext:graphic-properties draw:fill="solid" draw:fill-color="#f3f5f7" draw:opacity="100%"/>
      <style:paragraph-properties fo:margin-left="0cm" fo:margin-right="0cm" fo:margin-top="0cm" fo:margin-bottom="0.212cm" loext:contextual-spacing="false" fo:line-height="142%" fo:orphans="2" fo:widows="2" fo:text-indent="0cm" style:auto-text-indent="false" fo:background-color="#f3f5f7" fo:padding="0.176cm" fo:border="0.99pt solid #aebdcc"/>
      <style:text-properties fo:font-variant="normal" fo:text-transform="none" fo:color="#333333" style:font-name="courier" fo:font-size="7.80000019073486pt" fo:letter-spacing="normal" fo:font-style="normal" fo:font-weight="normal" officeooo:paragraph-rsid="001d47e3"/>
    </style:style>
    <style:style style:name="P56" style:family="paragraph" style:parent-style-name="Preformatted_20_Text">
      <loext:graphic-properties draw:fill="solid" draw:fill-color="#f3f5f7" draw:opacity="100%"/>
      <style:paragraph-properties fo:margin-left="0cm" fo:margin-right="0cm" fo:margin-top="0cm" fo:margin-bottom="0.212cm" loext:contextual-spacing="false" fo:line-height="142%" fo:orphans="2" fo:widows="2" fo:text-indent="0cm" style:auto-text-indent="false" fo:background-color="#f3f5f7" fo:padding="0.176cm" fo:border="0.99pt solid #aebdcc"/>
      <style:text-properties fo:font-variant="normal" fo:text-transform="none" fo:color="#333333" style:font-name="courier" fo:font-size="7.80000019073486pt" fo:letter-spacing="normal" fo:font-style="normal" fo:font-weight="normal" officeooo:paragraph-rsid="001e37a1"/>
    </style:style>
    <style:style style:name="P57" style:family="paragraph" style:parent-style-name="Preformatted_20_Text">
      <loext:graphic-properties draw:fill="solid" draw:fill-color="#f3f5f7" draw:opacity="100%"/>
      <style:paragraph-properties fo:margin-left="0cm" fo:margin-right="0cm" fo:margin-top="0cm" fo:margin-bottom="0.212cm" loext:contextual-spacing="false" fo:line-height="142%" fo:orphans="2" fo:widows="2" fo:text-indent="0cm" style:auto-text-indent="false" fo:background-color="#f3f5f7" fo:padding="0.176cm" fo:border="0.99pt solid #aebdcc"/>
      <style:text-properties fo:font-variant="normal" fo:text-transform="none" fo:color="#333333" style:font-name="courier" fo:font-size="7.80000019073486pt" fo:letter-spacing="normal" fo:font-style="normal" fo:font-weight="normal" officeooo:paragraph-rsid="001fc648"/>
    </style:style>
    <style:style style:name="P58" style:family="paragraph" style:parent-style-name="Preformatted_20_Text">
      <loext:graphic-properties draw:fill="solid" draw:fill-color="#f3f5f7" draw:opacity="100%"/>
      <style:paragraph-properties fo:margin-left="0cm" fo:margin-right="0cm" fo:margin-top="0cm" fo:margin-bottom="0.212cm" loext:contextual-spacing="false" fo:line-height="142%" fo:orphans="2" fo:widows="2" fo:text-indent="0cm" style:auto-text-indent="false" fo:background-color="#f3f5f7" fo:padding="0.176cm" fo:border="0.99pt solid #aebdcc"/>
      <style:text-properties fo:font-variant="normal" fo:text-transform="none" fo:color="#333333" style:font-name="courier" fo:font-size="7.80000019073486pt" fo:letter-spacing="normal" fo:font-style="normal" fo:font-weight="normal" officeooo:paragraph-rsid="002054b7"/>
    </style:style>
    <style:style style:name="P59" style:family="paragraph" style:parent-style-name="Preformatted_20_Text">
      <loext:graphic-properties draw:fill="solid" draw:fill-color="#f3f5f7" draw:opacity="100%"/>
      <style:paragraph-properties fo:margin-left="0cm" fo:margin-right="0cm" fo:margin-top="0cm" fo:margin-bottom="0.212cm" loext:contextual-spacing="false" fo:line-height="142%" fo:orphans="2" fo:widows="2" fo:text-indent="0cm" style:auto-text-indent="false" fo:background-color="#f3f5f7" fo:padding="0.176cm" fo:border="0.99pt solid #aebdcc"/>
      <style:text-properties fo:font-variant="normal" fo:text-transform="none" fo:color="#333333" style:font-name="courier" fo:font-size="7.80000019073486pt" fo:letter-spacing="normal" fo:font-style="normal" fo:font-weight="normal" officeooo:paragraph-rsid="0024eba7"/>
    </style:style>
    <style:style style:name="P60" style:family="paragraph" style:parent-style-name="Preformatted_20_Text">
      <loext:graphic-properties draw:fill="solid" draw:fill-color="#f3f5f7" draw:opacity="100%"/>
      <style:paragraph-properties fo:margin-left="0cm" fo:margin-right="0cm" fo:margin-top="0cm" fo:margin-bottom="0.212cm" loext:contextual-spacing="false" fo:line-height="142%" fo:orphans="2" fo:widows="2" fo:text-indent="0cm" style:auto-text-indent="false" fo:background-color="#f3f5f7" fo:padding="0.176cm" fo:border="0.99pt solid #aebdcc"/>
      <style:text-properties fo:font-variant="normal" fo:text-transform="none" fo:color="#333333" style:font-name="courier" fo:font-size="7.80000019073486pt" fo:letter-spacing="normal" fo:font-style="normal" fo:font-weight="normal" officeooo:paragraph-rsid="002650cd"/>
    </style:style>
    <style:style style:name="P61" style:family="paragraph" style:parent-style-name="Preformatted_20_Text">
      <loext:graphic-properties draw:fill="solid" draw:fill-color="#f3f5f7" draw:opacity="100%"/>
      <style:paragraph-properties fo:margin-left="0cm" fo:margin-right="0cm" fo:margin-top="0cm" fo:margin-bottom="0.212cm" loext:contextual-spacing="false" fo:line-height="142%" fo:orphans="2" fo:widows="2" fo:text-indent="0cm" style:auto-text-indent="false" fo:background-color="#f3f5f7" fo:padding="0.176cm" fo:border="0.99pt solid #aebdcc"/>
      <style:text-properties fo:font-variant="normal" fo:text-transform="none" fo:color="#333333" style:font-name="courier" fo:font-size="7.80000019073486pt" fo:letter-spacing="normal" fo:font-style="normal" fo:font-weight="normal" officeooo:paragraph-rsid="00295ac5"/>
    </style:style>
    <style:style style:name="P62" style:family="paragraph" style:parent-style-name="Preformatted_20_Text">
      <loext:graphic-properties draw:fill="solid" draw:fill-color="#f3f5f7" draw:opacity="100%"/>
      <style:paragraph-properties fo:margin-left="0cm" fo:margin-right="0cm" fo:margin-top="0cm" fo:margin-bottom="0.212cm" loext:contextual-spacing="false" fo:line-height="142%" fo:orphans="2" fo:widows="2" fo:text-indent="0cm" style:auto-text-indent="false" fo:background-color="#f3f5f7" fo:padding="0.176cm" fo:border="0.99pt solid #aebdcc"/>
      <style:text-properties fo:font-variant="normal" fo:text-transform="none" fo:color="#333333" style:font-name="courier" fo:font-size="7.80000019073486pt" fo:letter-spacing="normal" fo:font-style="normal" fo:font-weight="normal" officeooo:paragraph-rsid="002df70c"/>
    </style:style>
    <style:style style:name="P63" style:family="paragraph" style:parent-style-name="Preformatted_20_Text">
      <loext:graphic-properties draw:fill="solid" draw:fill-color="#f3f5f7" draw:opacity="100%"/>
      <style:paragraph-properties fo:margin-left="0cm" fo:margin-right="0cm" fo:margin-top="0cm" fo:margin-bottom="0.212cm" loext:contextual-spacing="false" fo:line-height="142%" fo:orphans="2" fo:widows="2" fo:text-indent="0cm" style:auto-text-indent="false" fo:background-color="#f3f5f7" fo:padding="0.176cm" fo:border="0.99pt solid #aebdcc"/>
      <style:text-properties fo:font-variant="normal" fo:text-transform="none" fo:color="#333333" style:font-name="courier" fo:font-size="7.80000019073486pt" fo:letter-spacing="normal" fo:font-style="normal" fo:font-weight="normal" officeooo:paragraph-rsid="002e78e3"/>
    </style:style>
    <style:style style:name="P64" style:family="paragraph" style:parent-style-name="Preformatted_20_Text">
      <loext:graphic-properties draw:fill="solid" draw:fill-color="#f3f5f7" draw:opacity="100%"/>
      <style:paragraph-properties fo:margin-left="0cm" fo:margin-right="0cm" fo:margin-top="0cm" fo:margin-bottom="0.212cm" loext:contextual-spacing="false" fo:line-height="142%" fo:orphans="2" fo:widows="2" fo:text-indent="0cm" style:auto-text-indent="false" fo:background-color="#f3f5f7" fo:padding="0.176cm" fo:border="0.99pt solid #aebdcc"/>
      <style:text-properties fo:font-variant="normal" fo:text-transform="none" fo:color="#333333" style:font-name="courier" fo:font-size="7.80000019073486pt" fo:letter-spacing="normal" fo:font-style="normal" fo:font-weight="normal" officeooo:rsid="001fc648" officeooo:paragraph-rsid="001fc648"/>
    </style:style>
    <style:style style:name="P65" style:family="paragraph" style:parent-style-name="Preformatted_20_Text">
      <loext:graphic-properties draw:fill="solid" draw:fill-color="#f3f5f7" draw:opacity="100%"/>
      <style:paragraph-properties fo:margin-left="0cm" fo:margin-right="0cm" fo:margin-top="0cm" fo:margin-bottom="0.212cm" loext:contextual-spacing="false" fo:line-height="142%" fo:orphans="2" fo:widows="2" fo:text-indent="0cm" style:auto-text-indent="false" fo:background-color="#f3f5f7" fo:padding="0.176cm" fo:border="0.99pt solid #aebdcc"/>
      <style:text-properties fo:font-variant="normal" fo:text-transform="none" fo:color="#333333" style:font-name="courier" fo:font-size="7.80000019073486pt" fo:letter-spacing="normal" fo:font-style="normal" fo:font-weight="normal" officeooo:rsid="002054b7" officeooo:paragraph-rsid="002054b7"/>
    </style:style>
    <style:style style:name="P66" style:family="paragraph" style:parent-style-name="Preformatted_20_Text">
      <loext:graphic-properties draw:fill="solid" draw:fill-color="#f3f5f7" draw:opacity="100%"/>
      <style:paragraph-properties fo:margin-left="0cm" fo:margin-right="0cm" fo:margin-top="0cm" fo:margin-bottom="0.212cm" loext:contextual-spacing="false" fo:line-height="142%" fo:orphans="2" fo:widows="2" fo:text-indent="0cm" style:auto-text-indent="false" fo:background-color="#f3f5f7" fo:padding="0.176cm" fo:border="0.99pt solid #aebdcc"/>
      <style:text-properties fo:font-variant="normal" fo:text-transform="none" fo:color="#333333" style:font-name="courier" fo:font-size="7.80000019073486pt" fo:letter-spacing="normal" fo:font-style="normal" fo:font-weight="normal" officeooo:rsid="0027e77a" officeooo:paragraph-rsid="0027e77a"/>
    </style:style>
    <style:style style:name="P67" style:family="paragraph" style:parent-style-name="Preformatted_20_Text">
      <loext:graphic-properties draw:fill="solid" draw:fill-color="#f3f5f7" draw:opacity="100%"/>
      <style:paragraph-properties fo:margin-left="0cm" fo:margin-right="0cm" fo:margin-top="0cm" fo:margin-bottom="0.212cm" loext:contextual-spacing="false" fo:line-height="142%" fo:orphans="2" fo:widows="2" fo:text-indent="0cm" style:auto-text-indent="false" fo:background-color="#f3f5f7" fo:padding="0.176cm" fo:border="0.99pt solid #aebdcc"/>
      <style:text-properties fo:font-variant="normal" fo:text-transform="none" fo:color="#333333" style:font-name="courier" fo:font-size="7.80000019073486pt" fo:letter-spacing="normal" fo:font-style="normal" fo:font-weight="normal" officeooo:rsid="00295ac5" officeooo:paragraph-rsid="00295ac5"/>
    </style:style>
    <style:style style:name="P68" style:family="paragraph" style:parent-style-name="Preformatted_20_Text">
      <loext:graphic-properties draw:fill="solid" draw:fill-color="#f3f5f7" draw:opacity="100%"/>
      <style:paragraph-properties fo:margin-left="0cm" fo:margin-right="0cm" fo:margin-top="0cm" fo:margin-bottom="0.212cm" loext:contextual-spacing="false" fo:line-height="142%" fo:orphans="2" fo:widows="2" fo:text-indent="0cm" style:auto-text-indent="false" fo:background-color="#f3f5f7" fo:padding="0.176cm" fo:border="0.99pt solid #aebdcc"/>
      <style:text-properties fo:font-variant="normal" fo:text-transform="none" fo:color="#333333" style:font-name="courier" fo:font-size="7.80000019073486pt" fo:letter-spacing="normal" fo:font-style="normal" fo:font-weight="normal" officeooo:rsid="002df70c" officeooo:paragraph-rsid="002df70c"/>
    </style:style>
    <style:style style:name="P69" style:family="paragraph" style:parent-style-name="Preformatted_20_Text">
      <loext:graphic-properties draw:fill="solid" draw:fill-color="#f3f5f7" draw:opacity="100%"/>
      <style:paragraph-properties fo:margin-left="0cm" fo:margin-right="0cm" fo:margin-top="0cm" fo:margin-bottom="0.212cm" loext:contextual-spacing="false" fo:line-height="142%" fo:orphans="2" fo:widows="2" fo:text-indent="0cm" style:auto-text-indent="false" fo:background-color="#f3f5f7" fo:padding="0.176cm" fo:border="0.99pt solid #aebdcc"/>
      <style:text-properties fo:font-variant="normal" fo:text-transform="none" fo:color="#333333" style:font-name="courier" fo:font-size="7.80000019073486pt" fo:letter-spacing="normal" fo:font-style="normal" fo:font-weight="normal" officeooo:rsid="002e78e3" officeooo:paragraph-rsid="002e78e3"/>
    </style:style>
    <style:style style:name="P70" style:family="paragraph" style:parent-style-name="Preformatted_20_Text">
      <loext:graphic-properties draw:fill="solid" draw:fill-color="#f3f5f7" draw:opacity="100%"/>
      <style:paragraph-properties fo:margin-left="0cm" fo:margin-right="0cm" fo:margin-top="0cm" fo:margin-bottom="0.212cm" loext:contextual-spacing="false" fo:line-height="142%" fo:orphans="2" fo:widows="2" fo:text-indent="0cm" style:auto-text-indent="false" fo:background-color="#f3f5f7" fo:padding="0.176cm" fo:border="0.99pt solid #aebdcc"/>
      <style:text-properties fo:font-variant="normal" fo:text-transform="none" fo:color="#333333" style:font-name="courier" fo:font-size="7.80000019073486pt" fo:letter-spacing="normal" fo:font-style="normal" style:text-underline-style="none" fo:font-weight="normal" officeooo:rsid="0010b89a" officeooo:paragraph-rsid="00140c8c" style:font-weight-asian="normal" style:font-weight-complex="normal"/>
    </style:style>
    <style:style style:name="P71" style:family="paragraph" style:parent-style-name="Preformatted_20_Text">
      <style:paragraph-properties fo:margin-left="0cm" fo:margin-right="0cm" fo:text-indent="0cm" style:auto-text-indent="false"/>
      <style:text-properties fo:font-variant="normal" fo:text-transform="none" fo:color="#333333" style:font-name="courier" fo:font-size="7.80000019073486pt" fo:letter-spacing="normal" fo:font-style="normal" fo:font-weight="normal"/>
    </style:style>
    <style:style style:name="P72" style:family="paragraph" style:parent-style-name="Preformatted_20_Text">
      <style:paragraph-properties fo:margin-left="0cm" fo:margin-right="0cm" fo:text-indent="0cm" style:auto-text-indent="false"/>
      <style:text-properties fo:font-variant="normal" fo:text-transform="none" fo:color="#333333" style:font-name="courier" fo:font-size="7.80000019073486pt" fo:letter-spacing="normal" fo:font-style="normal" fo:font-weight="normal" officeooo:rsid="0013e66f" officeooo:paragraph-rsid="0013e66f"/>
    </style:style>
    <style:style style:name="P73" style:family="paragraph" style:parent-style-name="Preformatted_20_Text">
      <style:paragraph-properties fo:margin-left="0cm" fo:margin-right="0cm" fo:text-indent="0cm" style:auto-text-indent="false"/>
      <style:text-properties fo:font-variant="normal" fo:text-transform="none" fo:color="#333333" style:font-name="courier" fo:font-size="7.80000019073486pt" fo:letter-spacing="normal" fo:font-style="normal" fo:font-weight="normal" officeooo:rsid="0013e66f" officeooo:paragraph-rsid="00140c8c"/>
    </style:style>
    <style:style style:name="P74" style:family="paragraph" style:parent-style-name="Preformatted_20_Text">
      <style:paragraph-properties fo:margin-left="0cm" fo:margin-right="0cm" fo:text-indent="0cm" style:auto-text-indent="false"/>
      <style:text-properties fo:font-variant="normal" fo:text-transform="none" fo:color="#333333" style:font-name="courier" fo:font-size="7.80000019073486pt" fo:letter-spacing="normal" fo:font-style="normal" fo:font-weight="normal" officeooo:rsid="00164ad5" officeooo:paragraph-rsid="00164ad5"/>
    </style:style>
    <style:style style:name="P75" style:family="paragraph" style:parent-style-name="Preformatted_20_Text">
      <style:paragraph-properties fo:margin-left="0cm" fo:margin-right="0cm" fo:text-indent="0cm" style:auto-text-indent="false"/>
      <style:text-properties fo:font-variant="normal" fo:text-transform="none" fo:color="#333333" style:font-name="courier" fo:font-size="7.80000019073486pt" fo:letter-spacing="normal" fo:font-style="normal" fo:font-weight="normal" officeooo:rsid="001a18ee" officeooo:paragraph-rsid="001a18ee"/>
    </style:style>
    <style:style style:name="P76" style:family="paragraph" style:parent-style-name="Preformatted_20_Text">
      <style:paragraph-properties fo:margin-left="0cm" fo:margin-right="0cm" fo:text-indent="0cm" style:auto-text-indent="false"/>
      <style:text-properties fo:font-variant="normal" fo:text-transform="none" fo:color="#333333" style:font-name="courier" fo:font-size="7.80000019073486pt" fo:letter-spacing="normal" fo:font-style="normal" fo:font-weight="normal" officeooo:rsid="001cc37f" officeooo:paragraph-rsid="001cc37f"/>
    </style:style>
    <style:style style:name="P77" style:family="paragraph" style:parent-style-name="Preformatted_20_Text">
      <style:paragraph-properties fo:margin-left="0cm" fo:margin-right="0cm" fo:text-indent="0cm" style:auto-text-indent="false"/>
      <style:text-properties fo:font-variant="normal" fo:text-transform="none" fo:color="#333333" style:font-name="courier" fo:font-size="7.80000019073486pt" fo:letter-spacing="normal" fo:font-style="normal" fo:font-weight="normal" officeooo:rsid="001d47e3" officeooo:paragraph-rsid="001d47e3"/>
    </style:style>
    <style:style style:name="P78" style:family="paragraph" style:parent-style-name="Preformatted_20_Text">
      <style:paragraph-properties fo:margin-left="0cm" fo:margin-right="0cm" fo:text-indent="0cm" style:auto-text-indent="false"/>
      <style:text-properties fo:font-variant="normal" fo:text-transform="none" fo:color="#333333" style:font-name="courier" fo:font-size="7.80000019073486pt" fo:letter-spacing="normal" fo:font-style="normal" fo:font-weight="normal" officeooo:rsid="002df70c" officeooo:paragraph-rsid="002df70c" style:font-size-asian="10.5pt" style:font-style-asian="normal" style:font-weight-asian="normal" style:font-size-complex="12pt" style:font-style-complex="normal" style:font-weight-complex="normal"/>
    </style:style>
    <style:style style:name="P79" style:family="paragraph" style:parent-style-name="Preformatted_20_Text">
      <style:paragraph-properties fo:margin-left="0cm" fo:margin-right="0cm" fo:text-indent="0cm" style:auto-text-indent="false"/>
      <style:text-properties fo:font-variant="normal" fo:text-transform="none" fo:color="#333333" style:font-name="courier" fo:font-size="7.80000019073486pt" fo:letter-spacing="normal" fo:font-style="normal" style:text-underline-style="none" fo:font-weight="normal" officeooo:rsid="001009af" officeooo:paragraph-rsid="00140c8c" style:font-name-asian="DejaVu Sans Mono" style:font-size-asian="10pt" style:font-weight-asian="normal" style:font-name-complex="Liberation Mono" style:font-size-complex="10pt" style:font-weight-complex="normal"/>
    </style:style>
    <style:style style:name="P80" style:family="paragraph" style:parent-style-name="Preformatted_20_Text">
      <style:paragraph-properties fo:margin-left="0cm" fo:margin-right="0cm" fo:text-indent="0cm" style:auto-text-indent="false"/>
      <style:text-properties fo:font-variant="normal" fo:text-transform="none" fo:color="#333333" style:font-name="courier" fo:font-size="7.80000019073486pt" fo:letter-spacing="normal" fo:language="en" fo:country="US" fo:font-style="normal" fo:font-weight="normal" officeooo:rsid="002df70c" officeooo:paragraph-rsid="002df70c" style:font-size-asian="10.5pt" style:font-style-asian="normal" style:font-weight-asian="normal" style:font-size-complex="12pt" style:font-style-complex="normal" style:font-weight-complex="normal"/>
    </style:style>
    <style:style style:name="P81" style:family="paragraph" style:parent-style-name="Preformatted_20_Text">
      <style:paragraph-properties fo:margin-left="0cm" fo:margin-right="0cm" fo:text-indent="0cm" style:auto-text-indent="false"/>
      <style:text-properties fo:font-variant="normal" fo:text-transform="none" fo:color="#333333" style:font-name="Liberation Serif" fo:font-size="12pt" fo:letter-spacing="normal" fo:font-style="normal" fo:font-weight="normal" officeooo:rsid="001a18ee" officeooo:paragraph-rsid="001a18ee" style:font-size-asian="12pt" style:font-size-complex="12pt"/>
    </style:style>
    <style:style style:name="P82" style:family="paragraph" style:parent-style-name="Preformatted_20_Text">
      <style:paragraph-properties fo:margin-left="0cm" fo:margin-right="0cm" fo:text-indent="0cm" style:auto-text-indent="false"/>
      <style:text-properties fo:font-variant="normal" fo:text-transform="none" fo:color="#333333" style:font-name="Liberation Serif" fo:font-size="12pt" fo:letter-spacing="normal" fo:font-style="normal" fo:font-weight="normal" officeooo:rsid="002f7747" officeooo:paragraph-rsid="002f7747" style:font-size-asian="10.5pt" style:font-style-asian="normal" style:font-weight-asian="normal" style:font-size-complex="12pt" style:font-style-complex="normal" style:font-weight-complex="normal"/>
    </style:style>
    <style:style style:name="P83" style:family="paragraph" style:parent-style-name="Preformatted_20_Text">
      <style:paragraph-properties fo:margin-left="0cm" fo:margin-right="0cm" fo:text-indent="0cm" style:auto-text-indent="false"/>
      <style:text-properties officeooo:paragraph-rsid="001a18ee"/>
    </style:style>
    <style:style style:name="P84" style:family="paragraph" style:parent-style-name="Standard">
      <style:paragraph-properties fo:margin-left="0cm" fo:margin-right="0cm" fo:text-indent="0cm" style:auto-text-indent="false"/>
      <style:text-properties officeooo:paragraph-rsid="001d47e3"/>
    </style:style>
    <style:style style:name="P85" style:family="paragraph" style:parent-style-name="Standard">
      <style:paragraph-properties fo:margin-left="0cm" fo:margin-right="0cm" fo:text-indent="0cm" style:auto-text-indent="false"/>
      <style:text-properties officeooo:paragraph-rsid="001e37a1"/>
    </style:style>
    <style:style style:name="P86" style:family="paragraph" style:parent-style-name="Standard">
      <style:paragraph-properties fo:margin-left="0cm" fo:margin-right="0cm" fo:text-indent="0cm" style:auto-text-indent="false"/>
      <style:text-properties officeooo:paragraph-rsid="001fc648"/>
    </style:style>
    <style:style style:name="P87" style:family="paragraph" style:parent-style-name="Standard">
      <style:paragraph-properties fo:margin-left="0cm" fo:margin-right="0cm" fo:text-indent="0cm" style:auto-text-indent="false"/>
      <style:text-properties officeooo:paragraph-rsid="002054b7"/>
    </style:style>
    <style:style style:name="P88" style:family="paragraph" style:parent-style-name="Standard">
      <style:paragraph-properties fo:margin-left="0cm" fo:margin-right="0cm" fo:text-indent="0cm" style:auto-text-indent="false"/>
      <style:text-properties officeooo:rsid="002054b7" officeooo:paragraph-rsid="002054b7"/>
    </style:style>
    <style:style style:name="P89" style:family="paragraph" style:parent-style-name="Standard">
      <style:paragraph-properties fo:margin-left="0cm" fo:margin-right="0cm" fo:text-indent="0cm" style:auto-text-indent="false"/>
      <style:text-properties officeooo:rsid="002054b7" officeooo:paragraph-rsid="0024eba7"/>
    </style:style>
    <style:style style:name="P90" style:family="paragraph" style:parent-style-name="Standard">
      <style:paragraph-properties fo:margin-left="0cm" fo:margin-right="0cm" fo:text-indent="0cm" style:auto-text-indent="false"/>
      <style:text-properties officeooo:rsid="002054b7" officeooo:paragraph-rsid="002650cd"/>
    </style:style>
    <style:style style:name="P91" style:family="paragraph" style:parent-style-name="Standard">
      <style:paragraph-properties fo:margin-left="0cm" fo:margin-right="0cm" fo:text-indent="0cm" style:auto-text-indent="false"/>
      <style:text-properties officeooo:rsid="002054b7" officeooo:paragraph-rsid="0027e77a"/>
    </style:style>
    <style:style style:name="P92" style:family="paragraph" style:parent-style-name="Standard">
      <style:paragraph-properties fo:margin-left="0cm" fo:margin-right="0cm" fo:text-indent="0cm" style:auto-text-indent="false"/>
      <style:text-properties officeooo:rsid="002054b7" officeooo:paragraph-rsid="00295ac5"/>
    </style:style>
    <style:style style:name="P93" style:family="paragraph" style:parent-style-name="Standard">
      <style:paragraph-properties fo:margin-left="0cm" fo:margin-right="0cm" fo:text-indent="0cm" style:auto-text-indent="false"/>
      <style:text-properties officeooo:rsid="00295ac5" officeooo:paragraph-rsid="00295ac5"/>
    </style:style>
    <style:style style:name="P94" style:family="paragraph" style:parent-style-name="Standard">
      <style:paragraph-properties fo:margin-left="0cm" fo:margin-right="0cm" fo:text-indent="0cm" style:auto-text-indent="false"/>
      <style:text-properties officeooo:rsid="00295ac5" officeooo:paragraph-rsid="002df70c"/>
    </style:style>
    <style:style style:name="P95" style:family="paragraph" style:parent-style-name="Standard">
      <style:paragraph-properties fo:margin-left="0cm" fo:margin-right="0cm" fo:text-indent="0cm" style:auto-text-indent="false"/>
      <style:text-properties officeooo:rsid="00295ac5" officeooo:paragraph-rsid="002e78e3"/>
    </style:style>
    <style:style style:name="P96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333333" style:font-name="Liberation Serif" fo:font-size="12pt" fo:letter-spacing="normal" fo:font-style="normal" fo:font-weight="normal" officeooo:rsid="002df70c" officeooo:paragraph-rsid="002df70c" style:font-size-asian="10.5pt" style:font-style-asian="normal" style:font-size-complex="12pt" style:font-style-complex="normal"/>
    </style:style>
    <style:style style:name="P97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333333" style:font-name="Liberation Serif" fo:font-size="12pt" fo:letter-spacing="normal" fo:font-style="normal" fo:font-weight="normal" officeooo:rsid="002df70c" officeooo:paragraph-rsid="002df70c" style:font-size-asian="10.5pt" style:font-style-asian="normal" style:font-weight-asian="normal" style:font-size-complex="12pt" style:font-style-complex="normal" style:font-weight-complex="normal"/>
    </style:style>
    <style:style style:name="P98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333333" style:font-name="Liberation Serif" fo:font-size="12pt" fo:letter-spacing="normal" fo:font-style="normal" fo:font-weight="normal" officeooo:rsid="002e78e3" officeooo:paragraph-rsid="002e78e3" style:font-size-asian="10.5pt" style:font-style-asian="normal" style:font-weight-asian="normal" style:font-size-complex="12pt" style:font-style-complex="normal" style:font-weight-complex="normal"/>
    </style:style>
    <style:style style:name="P99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333333" style:font-name="Liberation Serif" fo:font-size="12pt" fo:letter-spacing="normal" fo:font-style="normal" fo:font-weight="normal" officeooo:rsid="002f1f46" officeooo:paragraph-rsid="002f1f46" style:font-size-asian="10.5pt" style:font-style-asian="normal" style:font-weight-asian="normal" style:font-size-complex="12pt" style:font-style-complex="normal" style:font-weight-complex="normal"/>
    </style:style>
    <style:style style:name="P100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333333" style:font-name="Liberation Serif" fo:font-size="12pt" fo:letter-spacing="normal" fo:font-style="normal" fo:font-weight="normal" officeooo:rsid="002f7747" officeooo:paragraph-rsid="002f7747" style:font-size-asian="10.5pt" style:font-style-asian="normal" style:font-weight-asian="normal" style:font-size-complex="12pt" style:font-style-complex="normal" style:font-weight-complex="normal"/>
    </style:style>
    <style:style style:name="P101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333333" style:font-name="Liberation Serif" fo:font-size="12pt" fo:letter-spacing="normal" fo:font-style="normal" fo:font-weight="bold" officeooo:rsid="002df70c" officeooo:paragraph-rsid="002df70c" style:font-size-asian="10.5pt" style:font-style-asian="normal" style:font-weight-asian="bold" style:font-size-complex="12pt" style:font-style-complex="normal" style:font-weight-complex="bold"/>
    </style:style>
    <style:style style:name="P102" style:family="paragraph" style:parent-style-name="Preformatted_20_Text">
      <style:text-properties fo:font-variant="normal" fo:text-transform="none" fo:color="#333333" style:font-name="courier" fo:font-size="7.80000019073486pt" fo:letter-spacing="normal" fo:font-style="normal" fo:font-weight="normal" officeooo:rsid="001009af" officeooo:paragraph-rsid="001009af"/>
    </style:style>
    <style:style style:name="P103" style:family="paragraph" style:parent-style-name="Preformatted_20_Text">
      <style:text-properties fo:font-variant="normal" fo:text-transform="none" fo:color="#333333" style:font-name="courier" fo:font-size="7.80000019073486pt" fo:letter-spacing="normal" fo:font-style="normal" fo:font-weight="normal" officeooo:rsid="001009af" officeooo:paragraph-rsid="00140c8c"/>
    </style:style>
    <style:style style:name="P104" style:family="paragraph" style:parent-style-name="Preformatted_20_Text">
      <style:text-properties fo:font-variant="normal" fo:text-transform="none" fo:color="#333333" style:font-name="courier" fo:font-size="7.80000019073486pt" fo:letter-spacing="normal" fo:font-style="normal" fo:font-weight="normal" officeooo:rsid="0010b89a" officeooo:paragraph-rsid="0010b89a"/>
    </style:style>
    <style:style style:name="P105" style:family="paragraph" style:parent-style-name="Preformatted_20_Text">
      <style:text-properties fo:font-variant="normal" fo:text-transform="none" fo:color="#333333" style:font-name="courier" fo:font-size="7.80000019073486pt" fo:letter-spacing="normal" fo:font-style="normal" style:text-underline-style="none" fo:font-weight="normal" officeooo:rsid="0010b89a" officeooo:paragraph-rsid="0010b89a" style:font-weight-asian="normal" style:font-weight-complex="normal"/>
    </style:style>
    <style:style style:name="P106" style:family="paragraph" style:parent-style-name="Preformatted_20_Text">
      <style:text-properties fo:font-variant="normal" fo:text-transform="none" fo:color="#333333" style:font-name="courier" fo:font-size="7.80000019073486pt" fo:letter-spacing="normal" fo:font-style="normal" style:text-underline-style="none" fo:font-weight="normal" officeooo:rsid="0010b89a" officeooo:paragraph-rsid="00140c8c" style:font-weight-asian="normal" style:font-weight-complex="normal"/>
    </style:style>
    <style:style style:name="P107" style:family="paragraph" style:parent-style-name="Preformatted_20_Text">
      <style:text-properties fo:font-variant="normal" fo:text-transform="none" fo:color="#333333" style:font-name="courier" fo:font-size="7.80000019073486pt" fo:letter-spacing="normal" fo:font-style="normal" style:text-underline-style="none" fo:font-weight="normal" officeooo:rsid="001009af" officeooo:paragraph-rsid="00140c8c" style:font-weight-asian="normal" style:font-weight-complex="normal"/>
    </style:style>
    <style:style style:name="P108" style:family="paragraph" style:parent-style-name="Preformatted_20_Text">
      <style:text-properties fo:font-variant="normal" fo:text-transform="none" fo:color="#333333" style:font-name="courier" fo:font-size="7.80000019073486pt" fo:letter-spacing="normal" fo:font-style="normal" style:text-underline-style="none" fo:font-weight="normal" officeooo:rsid="0010b89a" officeooo:paragraph-rsid="00140c8c" style:font-size-asian="12pt" style:font-weight-asian="normal" style:font-size-complex="12pt" style:font-weight-complex="normal"/>
    </style:style>
    <style:style style:name="P109" style:family="paragraph" style:parent-style-name="Preformatted_20_Text">
      <style:text-properties fo:font-variant="normal" fo:text-transform="none" fo:color="#333333" style:font-name="courier" fo:font-size="7.80000019073486pt" fo:letter-spacing="normal" fo:font-style="normal" style:text-underline-style="none" fo:font-weight="normal" officeooo:rsid="0011361c" officeooo:paragraph-rsid="0011361c" style:font-size-asian="12pt" style:font-weight-asian="normal" style:font-size-complex="12pt" style:font-weight-complex="normal"/>
    </style:style>
    <style:style style:name="P110" style:family="paragraph" style:parent-style-name="Preformatted_20_Text">
      <style:text-properties fo:font-variant="normal" fo:text-transform="none" fo:color="#333333" style:font-name="courier" fo:font-size="7.80000019073486pt" fo:letter-spacing="normal" fo:font-style="normal" style:text-underline-style="none" fo:font-weight="normal" officeooo:rsid="0011361c" officeooo:paragraph-rsid="00124c4f" style:font-size-asian="12pt" style:font-weight-asian="normal" style:font-size-complex="12pt" style:font-weight-complex="normal"/>
    </style:style>
    <style:style style:name="P111" style:family="paragraph" style:parent-style-name="Preformatted_20_Text">
      <style:text-properties fo:font-variant="normal" fo:text-transform="none" fo:color="#333333" style:font-name="courier" fo:font-size="7.80000019073486pt" fo:letter-spacing="normal" fo:font-style="normal" style:text-underline-style="none" fo:font-weight="normal" officeooo:rsid="0011361c" officeooo:paragraph-rsid="00140c8c" style:font-size-asian="12pt" style:font-weight-asian="normal" style:font-size-complex="12pt" style:font-weight-complex="normal"/>
    </style:style>
    <style:style style:name="P112" style:family="paragraph" style:parent-style-name="Preformatted_20_Text">
      <style:text-properties fo:font-variant="normal" fo:text-transform="none" fo:color="#333333" style:font-name="courier" fo:font-size="7.80000019073486pt" fo:letter-spacing="normal" fo:font-style="normal" style:text-underline-style="none" fo:font-weight="normal" officeooo:rsid="0013594f" officeooo:paragraph-rsid="0013594f" style:font-size-asian="12pt" style:font-weight-asian="normal" style:font-size-complex="12pt" style:font-weight-complex="normal"/>
    </style:style>
    <style:style style:name="P113" style:family="paragraph" style:parent-style-name="Preformatted_20_Text">
      <style:text-properties fo:font-variant="normal" fo:text-transform="none" fo:color="#333333" style:font-name="courier" fo:font-size="7.80000019073486pt" fo:letter-spacing="normal" fo:font-style="normal" style:text-underline-style="none" fo:font-weight="normal" officeooo:rsid="00124c4f" officeooo:paragraph-rsid="00140c8c" style:font-size-asian="12pt" style:font-weight-asian="normal" style:font-size-complex="12pt" style:font-weight-complex="normal"/>
    </style:style>
    <style:style style:name="P114" style:family="paragraph" style:parent-style-name="Preformatted_20_Text">
      <style:text-properties fo:font-variant="normal" fo:text-transform="none" fo:color="#333333" style:font-name="courier" fo:font-size="7.80000019073486pt" fo:letter-spacing="normal" fo:font-style="normal" style:text-underline-style="none" fo:font-weight="normal" officeooo:rsid="001009af" officeooo:paragraph-rsid="00140c8c" style:font-size-asian="12pt" style:font-weight-asian="normal" style:font-size-complex="12pt" style:font-weight-complex="normal"/>
    </style:style>
    <style:style style:name="P115" style:family="paragraph" style:parent-style-name="Preformatted_20_Text">
      <style:text-properties fo:font-variant="normal" fo:text-transform="none" fo:color="#333333" style:font-name="courier" fo:font-size="7.80000019073486pt" fo:letter-spacing="normal" fo:font-style="normal" style:text-underline-style="none" fo:font-weight="normal" officeooo:rsid="0011361c" officeooo:paragraph-rsid="001378d6" style:font-name-asian="DejaVu Sans Mono" style:font-size-asian="12pt" style:font-weight-asian="normal" style:font-name-complex="Liberation Mono" style:font-size-complex="12pt" style:font-weight-complex="normal"/>
    </style:style>
    <style:style style:name="P116" style:family="paragraph" style:parent-style-name="Preformatted_20_Text">
      <style:text-properties fo:font-variant="normal" fo:text-transform="none" fo:color="#333333" style:font-name="courier" fo:font-size="7.80000019073486pt" fo:letter-spacing="normal" fo:font-style="normal" style:text-underline-style="none" fo:font-weight="normal" officeooo:rsid="0011361c" officeooo:paragraph-rsid="00140c8c" style:font-name-asian="DejaVu Sans Mono" style:font-size-asian="12pt" style:font-weight-asian="normal" style:font-name-complex="Liberation Mono" style:font-size-complex="12pt" style:font-weight-complex="normal"/>
    </style:style>
    <style:style style:name="P117" style:family="paragraph" style:parent-style-name="Preformatted_20_Text">
      <style:text-properties fo:font-variant="normal" fo:text-transform="none" fo:color="#333333" style:font-name="courier" fo:font-size="7.80000019073486pt" fo:letter-spacing="normal" fo:font-style="normal" style:text-underline-style="none" fo:font-weight="normal" officeooo:rsid="001378d6" officeooo:paragraph-rsid="001378d6" style:font-name-asian="DejaVu Sans Mono" style:font-size-asian="12pt" style:font-weight-asian="normal" style:font-name-complex="Liberation Mono" style:font-size-complex="12pt" style:font-weight-complex="normal"/>
    </style:style>
    <style:style style:name="P118" style:family="paragraph" style:parent-style-name="Preformatted_20_Text">
      <style:text-properties fo:font-variant="normal" fo:text-transform="none" fo:color="#333333" style:font-name="courier" fo:font-size="7.80000019073486pt" fo:letter-spacing="normal" fo:font-style="normal" style:text-underline-style="none" fo:font-weight="normal" officeooo:rsid="001009af" officeooo:paragraph-rsid="00140c8c" style:font-name-asian="DejaVu Sans Mono" style:font-size-asian="12pt" style:font-weight-asian="normal" style:font-name-complex="Liberation Mono" style:font-size-complex="12pt" style:font-weight-complex="normal"/>
    </style:style>
    <style:style style:name="P119" style:family="paragraph" style:parent-style-name="Preformatted_20_Text">
      <style:text-properties fo:font-variant="normal" fo:text-transform="none" fo:color="#333333" style:font-name="Liberation Serif" fo:font-size="12pt" fo:letter-spacing="normal" fo:font-style="normal" style:text-underline-style="none" fo:font-weight="normal" officeooo:rsid="0010b89a" officeooo:paragraph-rsid="0010b89a" style:font-size-asian="12pt" style:font-weight-asian="normal" style:font-size-complex="12pt" style:font-weight-complex="normal"/>
    </style:style>
    <style:style style:name="P120" style:family="paragraph" style:parent-style-name="Preformatted_20_Text">
      <style:text-properties fo:font-variant="normal" fo:text-transform="none" fo:color="#333333" style:font-name="Liberation Serif" fo:font-size="12pt" fo:letter-spacing="normal" fo:font-style="normal" style:text-underline-style="none" fo:font-weight="normal" officeooo:rsid="0010b89a" officeooo:paragraph-rsid="0011361c" style:font-size-asian="12pt" style:font-weight-asian="normal" style:font-size-complex="12pt" style:font-weight-complex="normal"/>
    </style:style>
    <style:style style:name="P121" style:family="paragraph" style:parent-style-name="Preformatted_20_Text">
      <style:text-properties fo:font-variant="normal" fo:text-transform="none" fo:color="#333333" style:font-name="Liberation Serif" fo:font-size="12pt" fo:letter-spacing="normal" fo:font-style="normal" style:text-underline-style="none" fo:font-weight="normal" officeooo:rsid="0011361c" officeooo:paragraph-rsid="0011361c" style:font-size-asian="12pt" style:font-weight-asian="normal" style:font-size-complex="12pt" style:font-weight-complex="normal"/>
    </style:style>
    <style:style style:name="P122" style:family="paragraph" style:parent-style-name="Preformatted_20_Text">
      <style:text-properties fo:font-variant="normal" fo:text-transform="none" fo:color="#333333" style:font-name="Liberation Serif" fo:font-size="12pt" fo:letter-spacing="normal" fo:font-style="normal" style:text-underline-style="none" fo:font-weight="normal" officeooo:rsid="00124c4f" officeooo:paragraph-rsid="00124c4f" style:font-size-asian="12pt" style:font-weight-asian="normal" style:font-size-complex="12pt" style:font-weight-complex="normal"/>
    </style:style>
    <style:style style:name="P123" style:family="paragraph" style:parent-style-name="Preformatted_20_Text">
      <style:text-properties fo:font-variant="normal" fo:text-transform="none" fo:color="#333333" style:font-name="Liberation Serif" fo:font-size="12pt" fo:letter-spacing="normal" fo:font-style="normal" style:text-underline-style="none" fo:font-weight="normal" officeooo:rsid="00124c4f" officeooo:paragraph-rsid="00140c8c" style:font-size-asian="12pt" style:font-weight-asian="normal" style:font-size-complex="12pt" style:font-weight-complex="normal"/>
    </style:style>
    <style:style style:name="P124" style:family="paragraph" style:parent-style-name="Preformatted_20_Text">
      <style:text-properties fo:font-variant="normal" fo:text-transform="none" fo:color="#333333" style:font-name="Liberation Serif" fo:font-size="12pt" fo:letter-spacing="normal" fo:font-style="normal" style:text-underline-style="none" fo:font-weight="normal" officeooo:rsid="0013594f" officeooo:paragraph-rsid="0013594f" style:font-size-asian="12pt" style:font-weight-asian="normal" style:font-size-complex="12pt" style:font-weight-complex="normal"/>
    </style:style>
    <style:style style:name="P125" style:family="paragraph" style:parent-style-name="Preformatted_20_Text">
      <style:text-properties fo:font-variant="normal" fo:text-transform="none" fo:color="#333333" style:font-name="Liberation Serif" fo:font-size="12pt" fo:letter-spacing="normal" fo:font-style="normal" style:text-underline-style="none" fo:font-weight="normal" officeooo:rsid="001378d6" officeooo:paragraph-rsid="001378d6" style:font-size-asian="12pt" style:font-weight-asian="normal" style:font-size-complex="12pt" style:font-weight-complex="normal"/>
    </style:style>
    <style:style style:name="P126" style:family="paragraph" style:parent-style-name="Preformatted_20_Text">
      <style:text-properties fo:font-variant="normal" fo:text-transform="none" fo:color="#333333" style:font-name="Liberation Serif" fo:font-size="12pt" fo:letter-spacing="normal" fo:font-style="normal" style:text-underline-style="none" fo:font-weight="normal" officeooo:rsid="001378d6" officeooo:paragraph-rsid="001378d6" style:font-name-asian="DejaVu Sans Mono" style:font-size-asian="12pt" style:font-weight-asian="normal" style:font-name-complex="Liberation Mono" style:font-size-complex="12pt" style:font-weight-complex="normal"/>
    </style:style>
    <style:style style:name="P127" style:family="paragraph" style:parent-style-name="Preformatted_20_Text">
      <loext:graphic-properties draw:fill="solid" draw:fill-color="#f3f5f7" draw:opacity="100%"/>
      <style:paragraph-properties fo:margin-top="0cm" fo:margin-bottom="0.212cm" loext:contextual-spacing="false" fo:line-height="142%" fo:orphans="2" fo:widows="2" fo:background-color="#f3f5f7" fo:padding="0.176cm" fo:border="0.99pt solid #aebdcc"/>
      <style:text-properties fo:font-variant="normal" fo:text-transform="none" fo:color="#333333" style:font-name="courier" fo:font-size="7.80000019073486pt" fo:letter-spacing="normal" fo:font-style="normal" fo:font-weight="normal"/>
    </style:style>
    <style:style style:name="P128" style:family="paragraph" style:parent-style-name="Preformatted_20_Text">
      <loext:graphic-properties draw:fill="solid" draw:fill-color="#f3f5f7" draw:opacity="100%"/>
      <style:paragraph-properties fo:margin-top="0cm" fo:margin-bottom="0.212cm" loext:contextual-spacing="false" fo:line-height="142%" fo:orphans="2" fo:widows="2" fo:background-color="#f3f5f7" fo:padding="0.176cm" fo:border="0.99pt solid #aebdcc"/>
      <style:text-properties fo:font-variant="normal" fo:text-transform="none" fo:color="#333333" style:font-name="courier" fo:font-size="7.80000019073486pt" fo:letter-spacing="normal" fo:font-style="normal" fo:font-weight="normal" officeooo:paragraph-rsid="002f7747"/>
    </style:style>
    <style:style style:name="P129" style:family="paragraph" style:parent-style-name="Preformatted_20_Text">
      <loext:graphic-properties draw:fill="solid" draw:fill-color="#f3f5f7" draw:opacity="100%"/>
      <style:paragraph-properties fo:margin-top="0cm" fo:margin-bottom="0.212cm" loext:contextual-spacing="false" fo:line-height="142%" fo:orphans="2" fo:widows="2" fo:background-color="#f3f5f7" fo:padding="0.176cm" fo:border="0.99pt solid #aebdcc"/>
      <style:text-properties fo:font-variant="normal" fo:text-transform="none" fo:color="#333333" style:font-name="courier" fo:font-size="7.80000019073486pt" fo:letter-spacing="normal" fo:font-style="normal" fo:font-weight="normal" officeooo:rsid="001009af" officeooo:paragraph-rsid="00140c8c"/>
    </style:style>
    <style:style style:name="P130" style:family="paragraph" style:parent-style-name="Preformatted_20_Text">
      <loext:graphic-properties draw:fill="solid" draw:fill-color="#f3f5f7" draw:opacity="100%"/>
      <style:paragraph-properties fo:margin-top="0cm" fo:margin-bottom="0.212cm" loext:contextual-spacing="false" fo:line-height="142%" fo:orphans="2" fo:widows="2" fo:background-color="#f3f5f7" fo:padding="0.176cm" fo:border="0.99pt solid #aebdcc"/>
      <style:text-properties fo:font-variant="normal" fo:text-transform="none" fo:color="#333333" style:font-name="courier" fo:font-size="7.80000019073486pt" fo:letter-spacing="normal" fo:font-style="normal" fo:font-weight="normal" officeooo:rsid="0010b89a" officeooo:paragraph-rsid="00140c8c"/>
    </style:style>
    <style:style style:name="P131" style:family="paragraph" style:parent-style-name="Preformatted_20_Text">
      <loext:graphic-properties draw:fill="solid" draw:fill-color="#f3f5f7" draw:opacity="100%"/>
      <style:paragraph-properties fo:margin-top="0cm" fo:margin-bottom="0.212cm" loext:contextual-spacing="false" fo:line-height="142%" fo:orphans="2" fo:widows="2" fo:background-color="#f3f5f7" fo:padding="0.176cm" fo:border="0.99pt solid #aebdcc"/>
      <style:text-properties fo:font-variant="normal" fo:text-transform="none" fo:color="#333333" style:font-name="courier" fo:font-size="7.80000019073486pt" fo:letter-spacing="normal" fo:font-style="normal" fo:font-weight="normal" officeooo:rsid="002f7747" officeooo:paragraph-rsid="002f7747"/>
    </style:style>
    <style:style style:name="P132" style:family="paragraph" style:parent-style-name="Preformatted_20_Text">
      <loext:graphic-properties draw:fill="solid" draw:fill-color="#f3f5f7" draw:opacity="100%"/>
      <style:paragraph-properties fo:margin-top="0cm" fo:margin-bottom="0.212cm" loext:contextual-spacing="false" fo:line-height="142%" fo:orphans="2" fo:widows="2" fo:background-color="#f3f5f7" fo:padding="0.176cm" fo:border="0.99pt solid #aebdcc"/>
      <style:text-properties fo:font-variant="normal" fo:text-transform="none" fo:color="#333333" style:font-name="courier" fo:font-size="7.80000019073486pt" fo:letter-spacing="normal" fo:font-style="normal" style:text-underline-style="none" fo:font-weight="normal" officeooo:rsid="0010b89a" officeooo:paragraph-rsid="00140c8c" style:font-weight-asian="normal" style:font-weight-complex="normal"/>
    </style:style>
    <style:style style:name="P133" style:family="paragraph" style:parent-style-name="Preformatted_20_Text">
      <loext:graphic-properties draw:fill="solid" draw:fill-color="#f3f5f7" draw:opacity="100%"/>
      <style:paragraph-properties fo:margin-top="0cm" fo:margin-bottom="0.212cm" loext:contextual-spacing="false" fo:line-height="142%" fo:orphans="2" fo:widows="2" fo:background-color="#f3f5f7" fo:padding="0.176cm" fo:border="0.99pt solid #aebdcc"/>
      <style:text-properties fo:font-variant="normal" fo:text-transform="none" fo:color="#333333" style:font-name="courier" fo:font-size="7.80000019073486pt" fo:letter-spacing="normal" fo:font-style="normal" style:text-underline-style="none" fo:font-weight="normal" officeooo:rsid="0011361c" officeooo:paragraph-rsid="00140c8c" style:font-name-asian="DejaVu Sans Mono" style:font-size-asian="12pt" style:font-weight-asian="normal" style:font-name-complex="Liberation Mono" style:font-size-complex="12pt" style:font-weight-complex="normal"/>
    </style:style>
    <style:style style:name="P134" style:family="paragraph" style:parent-style-name="Preformatted_20_Text">
      <loext:graphic-properties draw:fill="solid" draw:fill-color="#f3f5f7" draw:opacity="100%"/>
      <style:paragraph-properties fo:margin-top="0cm" fo:margin-bottom="0.212cm" loext:contextual-spacing="false" fo:line-height="142%" fo:orphans="2" fo:widows="2" fo:background-color="#f3f5f7" fo:padding="0.176cm" fo:border="0.99pt solid #aebdcc"/>
      <style:text-properties fo:font-variant="normal" fo:text-transform="none" fo:color="#333333" style:font-name="courier" fo:font-size="7.80000019073486pt" fo:letter-spacing="normal" fo:font-style="normal" style:text-underline-style="none" fo:font-weight="normal" officeooo:rsid="001378d6" officeooo:paragraph-rsid="00140c8c" style:font-name-asian="DejaVu Sans Mono" style:font-size-asian="12pt" style:font-weight-asian="normal" style:font-name-complex="Liberation Mono" style:font-size-complex="12pt" style:font-weight-complex="normal"/>
    </style:style>
    <style:style style:name="P135" style:family="paragraph" style:parent-style-name="Preformatted_20_Text">
      <loext:graphic-properties draw:fill="solid" draw:fill-color="#f3f5f7" draw:opacity="100%"/>
      <style:paragraph-properties fo:margin-top="0cm" fo:margin-bottom="0.212cm" loext:contextual-spacing="false" fo:line-height="142%" fo:orphans="2" fo:widows="2" fo:background-color="#f3f5f7" fo:padding="0.176cm" fo:border="0.99pt solid #aebdcc"/>
      <style:text-properties fo:font-variant="normal" fo:text-transform="none" fo:color="#333333" style:font-name="courier" fo:font-size="7.80000019073486pt" fo:letter-spacing="normal" fo:font-style="normal" style:text-underline-style="none" fo:font-weight="normal" officeooo:rsid="0010b89a" officeooo:paragraph-rsid="00140c8c" style:font-size-asian="12pt" style:font-weight-asian="normal" style:font-size-complex="12pt" style:font-weight-complex="normal"/>
    </style:style>
    <style:style style:name="P136" style:family="paragraph" style:parent-style-name="Preformatted_20_Text">
      <loext:graphic-properties draw:fill="solid" draw:fill-color="#f3f5f7" draw:opacity="100%"/>
      <style:paragraph-properties fo:margin-top="0cm" fo:margin-bottom="0.212cm" loext:contextual-spacing="false" fo:line-height="142%" fo:orphans="2" fo:widows="2" fo:background-color="#f3f5f7" fo:padding="0.176cm" fo:border="0.99pt solid #aebdcc"/>
      <style:text-properties fo:font-variant="normal" fo:text-transform="none" fo:color="#333333" style:font-name="courier" fo:font-size="7.80000019073486pt" fo:letter-spacing="normal" fo:font-style="normal" style:text-underline-style="none" fo:font-weight="normal" officeooo:rsid="0011361c" officeooo:paragraph-rsid="00140c8c" style:font-size-asian="12pt" style:font-weight-asian="normal" style:font-size-complex="12pt" style:font-weight-complex="normal"/>
    </style:style>
    <style:style style:name="P137" style:family="paragraph" style:parent-style-name="Preformatted_20_Text">
      <loext:graphic-properties draw:fill="solid" draw:fill-color="#f3f5f7" draw:opacity="100%"/>
      <style:paragraph-properties fo:margin-top="0cm" fo:margin-bottom="0.212cm" loext:contextual-spacing="false" fo:line-height="142%" fo:orphans="2" fo:widows="2" fo:background-color="#f3f5f7" fo:padding="0.176cm" fo:border="0.99pt solid #aebdcc"/>
      <style:text-properties fo:font-variant="normal" fo:text-transform="none" fo:color="#333333" style:font-name="courier" fo:font-size="7.80000019073486pt" fo:letter-spacing="normal" fo:font-style="normal" style:text-underline-style="none" fo:font-weight="normal" officeooo:rsid="00124c4f" officeooo:paragraph-rsid="00140c8c" style:font-size-asian="12pt" style:font-weight-asian="normal" style:font-size-complex="12pt" style:font-weight-complex="normal"/>
    </style:style>
    <style:style style:name="P138" style:family="paragraph" style:parent-style-name="Preformatted_20_Text">
      <loext:graphic-properties draw:fill="solid" draw:fill-color="#f3f5f7" draw:opacity="100%"/>
      <style:paragraph-properties fo:margin-top="0cm" fo:margin-bottom="0.212cm" loext:contextual-spacing="false" fo:line-height="142%" fo:orphans="2" fo:widows="2" fo:background-color="#f3f5f7" fo:padding="0.176cm" fo:border="0.99pt solid #aebdcc"/>
      <style:text-properties fo:font-variant="normal" fo:text-transform="none" fo:color="#333333" fo:letter-spacing="normal"/>
    </style:style>
    <style:style style:name="P139" style:family="paragraph" style:parent-style-name="Preformatted_20_Text">
      <loext:graphic-properties draw:fill="solid" draw:fill-color="#f3f5f7" draw:opacity="100%"/>
      <style:paragraph-properties fo:margin-top="0cm" fo:margin-bottom="0.212cm" loext:contextual-spacing="false" fo:line-height="142%" fo:orphans="2" fo:widows="2" fo:background-color="#f3f5f7" fo:padding="0.176cm" fo:border="0.99pt solid #aebdcc"/>
      <style:text-properties fo:font-variant="normal" fo:text-transform="none" fo:color="#333333" fo:letter-spacing="normal" officeooo:paragraph-rsid="002f7747"/>
    </style:style>
    <style:style style:name="P140" style:family="paragraph" style:parent-style-name="Text_20_body">
      <style:text-properties fo:font-variant="normal" fo:text-transform="none" fo:color="#333333" style:font-name="Liberation Serif" fo:font-size="12pt" fo:letter-spacing="normal" fo:font-style="normal" fo:font-weight="normal" officeooo:rsid="002df70c" officeooo:paragraph-rsid="002df70c" style:font-size-asian="10.5pt" style:font-style-asian="normal" style:font-weight-asian="normal" style:font-size-complex="12pt" style:font-style-complex="normal" style:font-weight-complex="normal"/>
    </style:style>
    <style:style style:name="P141" style:family="paragraph" style:parent-style-name="Text_20_body">
      <style:text-properties fo:font-variant="normal" fo:text-transform="none" fo:color="#333333" style:font-name="Liberation Serif" fo:font-size="12pt" fo:letter-spacing="normal" fo:font-style="normal" fo:font-weight="normal" officeooo:rsid="002e78e3" officeooo:paragraph-rsid="002e78e3" style:font-size-asian="10.5pt" style:font-style-asian="normal" style:font-weight-asian="normal" style:font-size-complex="12pt" style:font-style-complex="normal" style:font-weight-complex="normal"/>
    </style:style>
    <style:style style:name="P142" style:family="paragraph" style:parent-style-name="Preformatted_20_Text">
      <loext:graphic-properties draw:fill="solid" draw:fill-color="#f3f5f7" draw:opacity="100%"/>
      <style:paragraph-properties fo:margin-top="0cm" fo:margin-bottom="0cm" loext:contextual-spacing="false" fo:line-height="142%" fo:orphans="2" fo:widows="2" fo:background-color="#f3f5f7" fo:padding="0cm" fo:border="none" style:writing-mode="lr-tb"/>
      <style:text-properties fo:font-variant="normal" fo:text-transform="none" fo:color="#333333" fo:letter-spacing="normal"/>
    </style:style>
    <style:style style:name="P143" style:family="paragraph" style:parent-style-name="Preformatted_20_Text">
      <loext:graphic-properties draw:fill="solid" draw:fill-color="#f3f5f7" draw:opacity="100%"/>
      <style:paragraph-properties fo:margin-top="0cm" fo:margin-bottom="0cm" loext:contextual-spacing="false" fo:line-height="142%" fo:orphans="2" fo:widows="2" fo:background-color="#f3f5f7" fo:padding="0cm" fo:border="none" style:writing-mode="lr-tb"/>
      <style:text-properties fo:font-variant="normal" fo:text-transform="none" fo:color="#333333" style:font-name="courier" fo:font-size="7.80000019073486pt" fo:letter-spacing="normal" fo:language="en" fo:country="US" fo:font-style="normal" fo:font-weight="normal"/>
    </style:style>
    <style:style style:name="P144" style:family="paragraph" style:parent-style-name="Preformatted_20_Text">
      <loext:graphic-properties draw:fill="solid" draw:fill-color="#f3f5f7" draw:opacity="100%"/>
      <style:paragraph-properties fo:margin-top="0cm" fo:margin-bottom="0cm" loext:contextual-spacing="false" fo:line-height="142%" fo:orphans="2" fo:widows="2" fo:background-color="#f3f5f7" fo:padding="0cm" fo:border="none" style:writing-mode="lr-tb"/>
    </style:style>
    <style:style style:name="P145" style:family="paragraph" style:parent-style-name="Preformatted_20_Text">
      <loext:graphic-properties draw:fill="solid" draw:fill-color="#f3f5f7" draw:opacity="100%"/>
      <style:paragraph-properties fo:margin-top="0cm" fo:margin-bottom="0cm" loext:contextual-spacing="false" fo:line-height="142%" fo:orphans="2" fo:widows="2" fo:background-color="#f3f5f7" fo:padding="0cm" fo:border="none" style:writing-mode="lr-tb"/>
      <style:text-properties officeooo:rsid="002df70c" officeooo:paragraph-rsid="002df70c"/>
    </style:style>
    <style:style style:name="P146" style:family="paragraph" style:parent-style-name="Preformatted_20_Text" style:list-style-name="L1">
      <loext:graphic-properties draw:fill="solid" draw:fill-color="#f3f5f7" draw:opacity="100%"/>
      <style:paragraph-properties fo:margin-top="0cm" fo:margin-bottom="0.212cm" loext:contextual-spacing="false" fo:line-height="142%" fo:orphans="2" fo:widows="2" fo:background-color="#f3f5f7" fo:padding="0.176cm" fo:border="0.99pt solid #aebdcc"/>
      <style:text-properties fo:font-variant="normal" fo:text-transform="none" fo:color="#333333" fo:letter-spacing="normal" officeooo:paragraph-rsid="0013594f"/>
    </style:style>
    <style:style style:name="P147" style:family="paragraph" style:parent-style-name="Preformatted_20_Text" style:list-style-name="L1">
      <loext:graphic-properties draw:fill="solid" draw:fill-color="#f3f5f7" draw:opacity="100%"/>
      <style:paragraph-properties fo:margin-top="0cm" fo:margin-bottom="0.212cm" loext:contextual-spacing="false" fo:line-height="142%" fo:orphans="2" fo:widows="2" fo:background-color="#f3f5f7" fo:padding="0.176cm" fo:border="0.99pt solid #aebdcc"/>
      <style:text-properties fo:font-variant="normal" fo:text-transform="none" fo:color="#333333" fo:letter-spacing="normal"/>
    </style:style>
    <style:style style:name="P148" style:family="paragraph" style:parent-style-name="Preformatted_20_Text" style:list-style-name="L2">
      <loext:graphic-properties draw:fill="solid" draw:fill-color="#f3f5f7" draw:opacity="100%"/>
      <style:paragraph-properties fo:margin-left="0cm" fo:margin-right="0cm" fo:margin-top="0cm" fo:margin-bottom="0.212cm" loext:contextual-spacing="false" fo:line-height="142%" fo:orphans="2" fo:widows="2" fo:text-indent="0cm" style:auto-text-indent="false" fo:background-color="#f3f5f7" fo:padding="0.176cm" fo:border="0.99pt solid #aebdcc"/>
      <style:text-properties fo:font-variant="normal" fo:text-transform="none" fo:color="#333333" style:font-name="courier" fo:font-size="7.80000019073486pt" fo:letter-spacing="normal" fo:font-style="normal" fo:font-weight="normal" officeooo:rsid="0013e66f" officeooo:paragraph-rsid="0013e66f"/>
    </style:style>
    <style:style style:name="P149" style:family="paragraph" style:parent-style-name="Preformatted_20_Text" style:list-style-name="L3">
      <loext:graphic-properties draw:fill="solid" draw:fill-color="#f3f5f7" draw:opacity="100%"/>
      <style:paragraph-properties fo:margin-left="0cm" fo:margin-right="0cm" fo:margin-top="0cm" fo:margin-bottom="0.212cm" loext:contextual-spacing="false" fo:line-height="142%" fo:orphans="2" fo:widows="2" fo:text-indent="0cm" style:auto-text-indent="false" fo:background-color="#f3f5f7" fo:padding="0.176cm" fo:border="0.99pt solid #aebdcc"/>
      <style:text-properties fo:font-variant="normal" fo:text-transform="none" fo:color="#333333" style:font-name="courier" fo:font-size="7.80000019073486pt" fo:letter-spacing="normal" fo:font-style="normal" fo:font-weight="normal" officeooo:rsid="001d47e3" officeooo:paragraph-rsid="001d47e3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officeooo:rsid="0011361c"/>
    </style:style>
    <style:style style:name="T4" style:family="text">
      <style:text-properties style:font-name="courier" fo:font-size="7.80000019073486pt" fo:font-style="normal" fo:font-weight="normal"/>
    </style:style>
    <style:style style:name="T5" style:family="text">
      <style:text-properties style:font-name="courier" fo:font-size="7.80000019073486pt" fo:font-style="normal" fo:font-weight="normal" officeooo:rsid="002f7747" style:font-size-asian="10.5pt" style:font-style-asian="normal" style:font-weight-asian="normal" style:font-size-complex="12pt" style:font-style-complex="normal" style:font-weight-complex="normal"/>
    </style:style>
    <style:style style:name="T6" style:family="text">
      <style:text-properties style:font-name="courier" fo:font-size="7.80000019073486pt" fo:font-style="normal" style:text-underline-style="none" fo:font-weight="normal" officeooo:rsid="0013594f" style:font-size-asian="12pt" style:font-weight-asian="normal" style:font-size-complex="12pt" style:font-weight-complex="normal"/>
    </style:style>
    <style:style style:name="T7" style:family="text">
      <style:text-properties style:font-name="courier" fo:font-size="7.80000019073486pt" fo:language="en" fo:country="US" fo:font-style="normal" fo:font-weight="normal"/>
    </style:style>
    <style:style style:name="T8" style:family="text">
      <style:text-properties officeooo:rsid="00140c8c"/>
    </style:style>
    <style:style style:name="T9" style:family="text">
      <style:text-properties officeooo:rsid="001990aa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1e37a1" style:font-style-asian="normal" style:font-style-complex="normal"/>
    </style:style>
    <style:style style:name="T12" style:family="text">
      <style:text-properties fo:font-variant="normal" fo:text-transform="none" fo:color="#333333" style:font-name="Liberation Serif" fo:font-size="12pt" fo:letter-spacing="normal" fo:font-style="normal" fo:font-weight="normal" officeooo:rsid="001a18ee" style:font-size-asian="12pt" style:font-size-complex="12pt"/>
    </style:style>
    <style:style style:name="T13" style:family="text">
      <style:text-properties fo:font-variant="normal" fo:text-transform="none" fo:color="#333333" style:font-name="Liberation Serif" fo:font-size="12pt" fo:letter-spacing="normal" fo:font-style="normal" fo:font-weight="normal" officeooo:rsid="001d47e3" style:font-size-asian="12pt" style:font-size-complex="12pt"/>
    </style:style>
    <style:style style:name="T14" style:family="text">
      <style:text-properties fo:font-variant="normal" fo:text-transform="none" fo:color="#333333" style:font-name="courier" fo:font-size="7.80000019073486pt" fo:letter-spacing="normal" fo:font-style="normal" fo:font-weight="normal" style:font-style-asian="normal" style:font-style-complex="normal"/>
    </style:style>
    <style:style style:name="T15" style:family="text">
      <style:text-properties fo:font-variant="normal" fo:text-transform="none" fo:color="#333333" style:font-name="courier" fo:font-size="7.80000019073486pt" fo:letter-spacing="normal" fo:font-weight="normal"/>
    </style:style>
    <style:style style:name="T16" style:family="text">
      <style:text-properties fo:font-variant="normal" fo:text-transform="none" fo:color="#333333" fo:letter-spacing="normal" fo:font-style="normal" fo:font-weight="normal" style:font-style-asian="normal" style:font-style-complex="normal"/>
    </style:style>
    <style:style style:name="T17" style:family="text">
      <style:text-properties fo:font-variant="normal" fo:text-transform="none" fo:color="#333333" fo:letter-spacing="normal" fo:font-weight="normal"/>
    </style:style>
    <style:style style:name="T18" style:family="text">
      <style:text-properties officeooo:rsid="001d47e3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officeooo:rsid="001d47e3" style:font-style-asian="italic" style:font-style-complex="italic"/>
    </style:style>
    <style:style style:name="T21" style:family="text">
      <style:text-properties fo:font-style="italic" officeooo:rsid="002054b7" style:font-style-asian="italic" style:font-style-complex="italic"/>
    </style:style>
    <style:style style:name="T22" style:family="text">
      <style:text-properties fo:font-style="italic" officeooo:rsid="00295ac5" style:font-style-asian="italic" style:font-style-complex="italic"/>
    </style:style>
    <style:style style:name="T23" style:family="text">
      <style:text-properties style:font-style-asian="normal" style:font-style-complex="normal"/>
    </style:style>
    <style:style style:name="T24" style:family="text">
      <style:text-properties officeooo:rsid="001d47e3" style:font-style-asian="normal" style:font-style-complex="normal"/>
    </style:style>
    <style:style style:name="T25" style:family="text">
      <style:text-properties officeooo:rsid="001e37a1" style:font-style-asian="normal" style:font-style-complex="normal"/>
    </style:style>
    <style:style style:name="T26" style:family="text">
      <style:text-properties officeooo:rsid="001fc648" style:font-style-asian="normal" style:font-style-complex="normal"/>
    </style:style>
    <style:style style:name="T27" style:family="text">
      <style:text-properties officeooo:rsid="002054b7" style:font-style-asian="normal" style:font-style-complex="normal"/>
    </style:style>
    <style:style style:name="T28" style:family="text">
      <style:text-properties officeooo:rsid="00295ac5" style:font-style-asian="normal" style:font-style-complex="normal"/>
    </style:style>
    <style:style style:name="T29" style:family="text">
      <style:text-properties officeooo:rsid="001fc648"/>
    </style:style>
    <style:style style:name="T30" style:family="text">
      <style:text-properties officeooo:rsid="002054b7"/>
    </style:style>
    <style:style style:name="T31" style:family="text">
      <style:text-properties officeooo:rsid="00220237"/>
    </style:style>
    <style:style style:name="T32" style:family="text">
      <style:text-properties officeooo:rsid="0024eba7"/>
    </style:style>
    <style:style style:name="T33" style:family="text">
      <style:text-properties officeooo:rsid="002650cd"/>
    </style:style>
    <style:style style:name="T34" style:family="text">
      <style:text-properties officeooo:rsid="00295ac5"/>
    </style:style>
    <style:style style:name="T35" style:family="text">
      <style:text-properties fo:color="#000000"/>
    </style:style>
    <style:style style:name="T36" style:family="text">
      <style:text-properties fo:color="#000000" style:font-name="courier" fo:font-size="7.80000019073486pt" fo:language="en" fo:country="US" fo:font-style="normal" fo:font-weight="normal"/>
    </style:style>
    <style:style style:name="T37" style:family="text">
      <style:text-properties fo:color="#004080" style:font-name="courier" fo:font-size="7.80000019073486pt" fo:language="en" fo:country="US" fo:font-style="normal" fo:font-weight="normal"/>
    </style:style>
    <style:style style:name="T38" style:family="text">
      <style:text-properties officeooo:rsid="002df70c"/>
    </style:style>
    <style:style style:name="T39" style:family="text">
      <style:text-properties fo:color="#a00000" style:font-name="courier" fo:font-size="7.80000019073486pt" fo:language="en" fo:country="US" fo:font-style="normal" fo:font-weight="normal"/>
    </style:style>
    <style:style style:name="T40" style:family="text">
      <style:text-properties officeooo:rsid="002e78e3"/>
    </style:style>
    <style:style style:name="T41" style:family="text">
      <style:text-properties officeooo:rsid="002f7747"/>
    </style:style>
    <style:style style:name="T42" style:family="text">
      <style:text-properties style:font-name="Liberation Serif" fo:font-size="12pt" fo:font-style="normal" fo:font-weight="normal" officeooo:rsid="002f7747" style:font-size-asian="10.5pt" style:font-style-asian="normal" style:font-weight-asian="normal" style:font-size-complex="12pt" style:font-style-complex="normal" style:font-weight-complex="normal"/>
    </style:style>
    <style:style style:name="T43" style:family="text">
      <style:text-properties officeooo:rsid="00350f14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2"><text:s/>CORE ROS TUTORIALS</text:p>
      <text:p text:style-name="P1"><text:tab/>BEGINNER LEVEL</text:p>
      <text:p text:style-name="P9">this file has been sourced in bashrc</text:p>
      <text:p text:style-name="P131">cd ~/catkin_ws</text:p>
      <text:p text:style-name="P131">source devel/setup.bash</text:p>
      <text:p text:style-name="P103"/>
      <text:p text:style-name="P1">1. Installing and Configuring</text:p>
      <text:p text:style-name="P1"/>
      <text:p text:style-name="P1">Make a catkin workspace</text:p>
      <text:p text:style-name="P102"/>
      <text:p text:style-name="P129">$ mkdir -p ~/catkin_ws/src</text:p>
      <text:p text:style-name="P127"><text:bookmark text:name="ROS.2FTutorials.2Fcatkin.2FCreateWorkspace.line-2-1"/>$ cd ~/catkin_ws/</text:p>
      <text:p text:style-name="P127"><text:bookmark text:name="ROS.2FTutorials.2Fcatkin.2FCreateWorkspace.line-3-1"/>$ catkin_make</text:p>
      <text:p text:style-name="P1"/>
      <text:p text:style-name="P1">for python</text:p>
      <text:p text:style-name="P1"><text:s/></text:p>
      <text:p text:style-name="P102"/>
      <text:p text:style-name="P129">$ catkin_make -DPYTHON_EXECUTABLE=/usr/bin/python3</text:p>
      <text:p text:style-name="P102"/>
      <text:p text:style-name="P1">to check if workspace is properly overlayed</text:p>
      <text:p text:style-name="P102"/>
      <text:p text:style-name="P129">$ echo $ROS_PACKAGE_PATH</text:p>
      <text:p text:style-name="P127"><text:bookmark text:name="ROS.2FTutorials.2Fcatkin.2FCreateWorkspace.line-2-3"/>/home/youruser/catkin_ws/src:/opt/ros/kinetic/share</text:p>
      <text:p text:style-name="P1"/>
      <text:p text:style-name="P1">2. <text:span text:style-name="T3">Navigation the </text:span>ROS File System</text:p>
      <text:p text:style-name="P1"/>
      <text:p text:style-name="P3"><text:span text:style-name="T1">rospack</text:span> provides information about packages</text:p>
      <text:p text:style-name="P3"/>
      <text:p text:style-name="P130">$ rospack find [package_name]</text:p>
      <text:p text:style-name="P104"/>
      <text:p text:style-name="P3"/>
      <text:p text:style-name="P5">roscd<text:span text:style-name="T2"> allows to change directory directly to a package or a stack</text:span></text:p>
      <text:p text:style-name="P6"/>
      <text:p text:style-name="P70">$ roscd &lt;package-or-stack&gt;[/subdir]</text:p>
      <text:p text:style-name="P132">$ roscd roscpp</text:p>
      <text:p text:style-name="P107"/>
      <text:p text:style-name="P11">running this command will take you to the folder where roscpp is installed</text:p>
      <text:p text:style-name="P13"/>
      <text:p text:style-name="P48">chaitanya@chaitanya-17Z90N:~$ roscd roscpp</text:p>
      <text:p text:style-name="P48">chaitanya@chaitanya-17Z90N:/opt/ros/melodic/share/roscpp$ </text:p>
      <text:p text:style-name="P79"/>
      <text:p text:style-name="P12"/>
      <text:p text:style-name="P3"><text:soft-page-break/>roscd only finds ROS packages that are within the directories listed in ROS_PACKAGE_PATH</text:p>
      <text:p text:style-name="P4">roscd can also move to a subdirectory of a package/stack</text:p>
      <text:p text:style-name="P106"/>
      <text:p text:style-name="P106"/>
      <text:p text:style-name="P132">$ roscd roscpp/cmake</text:p>
      <text:p text:style-name="P132">$ pwd</text:p>
      <text:p text:style-name="P103"/>
      <text:p text:style-name="P105"/>
      <text:p text:style-name="P105"/>
      <text:p text:style-name="P105"/>
      <text:p text:style-name="P7">This will take you to the folder cmake inside roscpp</text:p>
      <text:p text:style-name="P119">pwd command will print the folder location</text:p>
      <text:p text:style-name="P119"/>
      <text:p text:style-name="P119"/>
      <text:p text:style-name="P121">roscd log takes you to the folder where ROS stores log files.</text:p>
      <text:p text:style-name="P108"/>
      <text:p text:style-name="P135"><text:span text:style-name="T8">$</text:span> roscd log</text:p>
      <text:p text:style-name="P111"/>
      <text:p text:style-name="P135"><text:span text:style-name="T8">$</text:span> ros<text:span text:style-name="T3">ls package_nam[/subdir]</text:span></text:p>
      <text:p text:style-name="P108"/>
      <text:p text:style-name="P109"/>
      <text:p text:style-name="P120"/>
      <text:p text:style-name="P121">rosls is like ls(list) function which lists the elements of the folder</text:p>
      <text:p text:style-name="P121"/>
      <text:p text:style-name="P121">tab completion is there for package names</text:p>
      <text:p text:style-name="P121">double tab lists all possible packages</text:p>
      <text:p text:style-name="P121"/>
      <text:p text:style-name="P121">3. Creating a ROS package</text:p>
      <text:p text:style-name="P121"/>
      <text:p text:style-name="P122">Requirements for a package to be considered a catkin package</text:p>
      <text:p text:style-name="P122"/>
      <text:p text:style-name="P122">i. It must contain a catkin compliant package.xml file. This file provides meta information about the package.</text:p>
      <text:p text:style-name="P122"/>
      <text:p text:style-name="P122">ii. Package must contain a cmakelists/txt. If it is a catkin metapackage it must have the relevant boilerplate cmakelists.txt.</text:p>
      <text:p text:style-name="P122"/>
      <text:p text:style-name="P122">iii. Each package must have its own folder. No nested packages nor multiple packages sharing the same directory.</text:p>
      <text:p text:style-name="P122"/>
      <text:p text:style-name="P124">Simplest package structure</text:p>
      <text:p text:style-name="P112"/>
      <text:list xml:id="list1389462952" text:style-name="L1">
        <text:list-header>
          <text:p text:style-name="P146"><text:bookmark text:name="ROS.2FTutorials.2Fcatkin.2FCreatingPackage.line-2-1"/><text:span text:style-name="T6">my_package/</text:span> </text:p>
          <text:p text:style-name="P146"><text:s text:c="2"/><text:span text:style-name="T4">CMakeLists.txt</text:span></text:p>
          <text:p text:style-name="P147"><text:bookmark text:name="ROS.2FTutorials.2Fcatkin.2FCreatingPackage.line-3-1"/><text:s text:c="2"/><text:span text:style-name="T4">package.xml</text:span></text:p>
        </text:list-header>
      </text:list>
      <text:p text:style-name="P124"/>
      <text:p text:style-name="P125">to create a catkin package</text:p>
      <text:p text:style-name="P113"/>
      <text:p text:style-name="P123"/>
      <text:p text:style-name="P137"><text:soft-page-break/># catkin_create_pkg &lt;package_name&gt; [depend1] [depend2] [depend3]</text:p>
      <text:p text:style-name="P136">$ catkin_create_pkg beginner_tutorials std_msgs rospy roscpp</text:p>
      <text:p text:style-name="P114"/>
      <text:p text:style-name="P110"/>
      <text:p text:style-name="P121"/>
      <text:p text:style-name="P125">The above command should be in the main src folder inside catkin_ws</text:p>
      <text:p text:style-name="P125"/>
      <text:p text:style-name="P125">Now, to build the package go one level up in the directory to catkin_ws and command</text:p>
      <text:p text:style-name="P114"/>
      <text:p text:style-name="P116"/>
      <text:p text:style-name="P133">$ catkin_make</text:p>
      <text:p text:style-name="P116"/>
      <text:p text:style-name="P115"/>
      <text:p text:style-name="P126">To add the workspace to your ROS environment we need to source the generated setup file:</text:p>
      <text:p text:style-name="P134">$ . ~/catkin_ws/devel/setup.bash</text:p>
      <text:p text:style-name="P118"/>
      <text:p text:style-name="P117"/>
      <text:p text:style-name="P117"/>
      <text:p text:style-name="P117"/>
      <text:p text:style-name="P27">To see the first order dependencies used during catkin_create_pkg use</text:p>
      <text:p text:style-name="P51">$ rospack depends1 beginner_tutorials</text:p>
      <text:p text:style-name="P73"/>
      <text:p text:style-name="P27"/>
      <text:p text:style-name="P27">These dependencies for a package are stored in the package.xml file.</text:p>
      <text:p text:style-name="P72"/>
      <text:p text:style-name="P50">$ roscd beginner_tutorials</text:p>
      <text:p text:style-name="P127"><text:bookmark text:name="ROS.2FTutorials.2Fcatkin.2FCreatingPackage.line-2-7"/>$ cat package.xml</text:p>
      <text:p text:style-name="P27">In many cases a dependency will also have its own dependencies.</text:p>
      <text:p text:style-name="P72"/>
      <text:list xml:id="list1582134313" text:style-name="L2">
        <text:list-header>
          <text:p text:style-name="P148">$ rospack depends1 rospy</text:p>
        </text:list-header>
      </text:list>
      <text:p text:style-name="P27">A package can have quite a few indirect dependencies. Rospack can recusively determine all nested dependencies.</text:p>
      <text:p text:style-name="P72"/>
      <text:p text:style-name="P50">$ rospack depends beginner_tutorials</text:p>
      <text:p text:style-name="P127"><text:bookmark text:name="ROS.2FTutorials.2Fcatkin.2FCreatingPackage.line-2-10"/>cpp_common</text:p>
      <text:p text:style-name="P127"><text:bookmark text:name="ROS.2FTutorials.2Fcatkin.2FCreatingPackage.line-3-6"/>rostime</text:p>
      <text:p text:style-name="P127"><text:bookmark text:name="ROS.2FTutorials.2Fcatkin.2FCreatingPackage.line-4-4"/>roscpp_traits</text:p>
      <text:p text:style-name="P127"><text:bookmark text:name="ROS.2FTutorials.2Fcatkin.2FCreatingPackage.line-5-4"/>roscpp_serialization</text:p>
      <text:p text:style-name="P127"><text:bookmark text:name="ROS.2FTutorials.2Fcatkin.2FCreatingPackage.line-6-4"/>catkin</text:p>
      <text:p text:style-name="P127"><text:bookmark text:name="ROS.2FTutorials.2Fcatkin.2FCreatingPackage.line-7-3"/>genmsg</text:p>
      <text:p text:style-name="P127"><text:bookmark text:name="ROS.2FTutorials.2Fcatkin.2FCreatingPackage.line-8-3"/>genpy</text:p>
      <text:p text:style-name="P127"><text:bookmark text:name="ROS.2FTutorials.2Fcatkin.2FCreatingPackage.line-9-2"/>message_runtime</text:p>
      <text:p text:style-name="P127"><text:bookmark text:name="ROS.2FTutorials.2Fcatkin.2FCreatingPackage.line-10-2"/><text:soft-page-break/>gencpp</text:p>
      <text:p text:style-name="P127"><text:bookmark text:name="ROS.2FTutorials.2Fcatkin.2FCreatingPackage.line-11-1"/>geneus</text:p>
      <text:p text:style-name="P127"><text:bookmark text:name="ROS.2FTutorials.2Fcatkin.2FCreatingPackage.line-12-1"/>gennodejs</text:p>
      <text:p text:style-name="P127"><text:bookmark text:name="ROS.2FTutorials.2Fcatkin.2FCreatingPackage.line-13-1"/>genlisp</text:p>
      <text:p text:style-name="P127"><text:bookmark text:name="ROS.2FTutorials.2Fcatkin.2FCreatingPackage.line-14-1"/>message_generation</text:p>
      <text:p text:style-name="P127"><text:bookmark text:name="ROS.2FTutorials.2Fcatkin.2FCreatingPackage.line-15-1"/>rosbuild</text:p>
      <text:p text:style-name="P127"><text:bookmark text:name="ROS.2FTutorials.2Fcatkin.2FCreatingPackage.line-16-1"/>rosconsole</text:p>
      <text:p text:style-name="P127"><text:bookmark text:name="ROS.2FTutorials.2Fcatkin.2FCreatingPackage.line-17-1"/>std_msgs</text:p>
      <text:p text:style-name="P127"><text:bookmark text:name="ROS.2FTutorials.2Fcatkin.2FCreatingPackage.line-18-1"/>rosgraph_msgs</text:p>
      <text:p text:style-name="P127"><text:bookmark text:name="ROS.2FTutorials.2Fcatkin.2FCreatingPackage.line-19-1"/>xmlrpcpp</text:p>
      <text:p text:style-name="P127"><text:bookmark text:name="ROS.2FTutorials.2Fcatkin.2FCreatingPackage.line-20-1"/>roscpp</text:p>
      <text:p text:style-name="P127"><text:bookmark text:name="ROS.2FTutorials.2Fcatkin.2FCreatingPackage.line-21-1"/>rosgraph</text:p>
      <text:p text:style-name="P127"><text:bookmark text:name="ROS.2FTutorials.2Fcatkin.2FCreatingPackage.line-22-1"/>ros_environment</text:p>
      <text:p text:style-name="P127"><text:bookmark text:name="ROS.2FTutorials.2Fcatkin.2FCreatingPackage.line-23-1"/>rospack</text:p>
      <text:p text:style-name="P127"><text:bookmark text:name="ROS.2FTutorials.2Fcatkin.2FCreatingPackage.line-24-1"/>roslib</text:p>
      <text:p text:style-name="P127"><text:bookmark text:name="ROS.2FTutorials.2Fcatkin.2FCreatingPackage.line-25-1"/>rospy</text:p>
      <text:p text:style-name="P27"/>
      <text:p text:style-name="P28">4. Building a ROS Package</text:p>
      <text:p text:style-name="P29">go to the workspace and type catkin_make</text:p>
      <text:p text:style-name="P29">it lists the paths taken by each function</text:p>
      <text:p text:style-name="P14"/>
      <text:p text:style-name="P127"><text:bookmark text:name="ROS.2FTutorials.2Fcatkin.2FBuildingPackages.line-2-4"/>$ catkin_make</text:p>
      <text:p text:style-name="P127"><text:bookmark text:name="ROS.2FTutorials.2Fcatkin.2FBuildingPackages.line-3-2"/>$ catkin_make install <text:s/># (optionally)</text:p>
      <text:p text:style-name="P30">These commands will build any catkin projects found in the src folder. If the source code is in a different place then call catkin make like this</text:p>
      <text:p text:style-name="P74"/>
      <text:p text:style-name="P127"><text:bookmark text:name="ROS.2FTutorials.2Fcatkin.2FBuildingPackages.line-2-5"/>$ catkin_make --source my_src</text:p>
      <text:p text:style-name="P127"><text:bookmark text:name="ROS.2FTutorials.2Fcatkin.2FBuildingPackages.line-3-3"/>$ catkin_make install --source my_src <text:s/># (optionally)</text:p>
      <text:p text:style-name="P30"/>
      <text:p text:style-name="P31">5. Understanding ROS Nodes</text:p>
      <text:p text:style-name="P31">Nodes : Node is an executable that uses ROS to communicate with other nodes.</text:p>
      <text:p text:style-name="P31"><text:tab/><text:span text:style-name="T9">It is an executable file within a ROS package. ROS nodes use a ROS client library to <text:tab/>communicate with other nodes. Nodes can publish or subscribe to a Topic. Nodes can also <text:tab/>provide or use a Service.</text:span></text:p>
      <text:p text:style-name="P31">Messages : ROS data <text:span text:style-name="T9">type used when subsribing or publishing to a topic</text:span></text:p>
      <text:p text:style-name="P32">Topics : Nodes can publish messages to a topic as well as subsribe to a topic to receive messages.</text:p>
      <text:p text:style-name="P32"><text:soft-page-break/>Master : Name service for ROS (i.i. helps nodes find each other &lt;3)</text:p>
      <text:p text:style-name="P32">rosout : ROS equivalent of stdout, stderr(standard output)</text:p>
      <text:p text:style-name="P32">roscore : Master + rosout + parameter server</text:p>
      <text:p text:style-name="P32">Client Libraries : They allow nodes written in different languages to communicate.</text:p>
      <text:p text:style-name="P32">Rospy, roscpp</text:p>
      <text:p text:style-name="P32"/>
      <text:p text:style-name="P33">roscore is the first thing to run when using ros, and then keep it running and open a new terminal / tab for other commands.</text:p>
      <text:p text:style-name="P33">Rosnode displays information about ROS nodes which are currently running. </text:p>
      <text:p text:style-name="P76">ros</text:p>
      <text:p text:style-name="P52">$ rosnode list</text:p>
      <text:p text:style-name="P81"/>
      <text:p text:style-name="P16">This command lists these active nodes. Rosout is always running as it collects and logs nodes debugging output.</text:p>
      <text:p text:style-name="P75"/>
      <text:p text:style-name="P52">$ rosnode info /rosout</text:p>
      <text:p text:style-name="P81">This gives information about rosout</text:p>
      <text:p text:style-name="P75"/>
      <text:p text:style-name="P52">$ rosrun [package name] [node name]</text:p>
      <text:p text:style-name="P81"><text:s/></text:p>
      <text:p text:style-name="P52">$ rosrun turtlesim turtlesim_node</text:p>
      <text:p text:style-name="P81">now in a new terminal if we type rosnode list it will also list turtle sim</text:p>
      <text:p text:style-name="P81"/>
      <text:p text:style-name="P81">to change the name of the node type</text:p>
      <text:p text:style-name="P81"><text:s/></text:p>
      <text:p text:style-name="P81"/>
      <text:p text:style-name="P53">$ rosrun turtlesim turtlesim_node __name:=new_name</text:p>
      <text:p text:style-name="P81">now the rosnode list will display newname instead</text:p>
      <text:p text:style-name="P81">to test if the node is workign we can use the ping command</text:p>
      <text:p text:style-name="P75"/>
      <text:p text:style-name="P52">$ rosnode pin<text:span text:style-name="T31">g</text:span> [node name(turtlesim_node)]</text:p>
      <text:p text:style-name="P81"><text:s/></text:p>
      <text:p text:style-name="P83"><text:span text:style-name="T12">6. Understanding ROS Topc</text:span><text:span text:style-name="T13">is</text:span></text:p>
      <text:p text:style-name="P54"><text:bookmark text:name="line-1-2"/>$ roscore</text:p>
      <text:p text:style-name="P34"><text:bookmark text:name="line-29"/>New terminal</text:p>
      <text:p text:style-name="P55"><text:bookmark text:name="line-1-21"/>$ r<text:span text:style-name="T18">osrun turtlesim turtlesim_node</text:span></text:p>
      <text:p text:style-name="P34">New terminal</text:p>
      <text:p text:style-name="P84"><text:soft-page-break/></text:p>
      <text:p text:style-name="P55"><text:bookmark text:name="line-1-22"/>$ <text:span text:style-name="T18">rosrun turtlesim turtle_teleop_key</text:span></text:p>
      <text:p text:style-name="P34">Now we can use the arrow keys in the teleop terminal to control the direction and movement of the turtle</text:p>
      <text:p text:style-name="P34">ROS Topics</text:p>
      <text:p text:style-name="P34">The turtlesim_node and the turtle_teleop_key node are communicating with each other over a ROS Topic.</text:p>
      <text:p text:style-name="P34">turtle_teleop_key is publishing the key strokes on a topic, while turtlesim subscribes to the same topic to receive the key strokes.</text:p>
      <text:p text:style-name="P34"/>
      <text:p text:style-name="P34">rqt_graph creates a dynamic graph of whats going on in the system and the connections of different nodes.</text:p>
      <text:p text:style-name="P34">To install for the first time</text:p>
      <text:p text:style-name="P77"/>
      <text:list xml:id="list1451029957" text:style-name="L3">
        <text:list-header>
          <text:p text:style-name="P149">$ sudo apt-get install ros-&lt;distro&gt;-rqt</text:p>
          <text:p text:style-name="P149"><text:bookmark text:name="line-2-4"/>$ sudo apt-get install ros-&lt;distro&gt;-rqt-common-plugins</text:p>
        </text:list-header>
      </text:list>
      <text:p text:style-name="P44"/>
      <text:p text:style-name="P34">New terminal</text:p>
      <text:p text:style-name="P84"/>
      <text:p text:style-name="P55"><text:bookmark text:name="line-1-211"/>$ r<text:span text:style-name="T18">osrun rqt_graph rqt_graph</text:span></text:p>
      <text:p text:style-name="P34">here the ros nodes are teleop and turtlesim, and the topic they are communicating on is named</text:p>
      <text:p text:style-name="P39">/turtle1/command_velocity</text:p>
      <text:p text:style-name="P84"/>
      <text:p text:style-name="P55"><text:bookmark text:name="line-1-212"/>$ <text:span text:style-name="T18">rostopic echo [topic]</text:span></text:p>
      <text:p text:style-name="P39">this shows the data published on a topic</text:p>
      <text:p text:style-name="P39">New terminal</text:p>
      <text:p text:style-name="P84"/>
      <text:p text:style-name="P55"><text:bookmark text:name="line-1-213"/>$ <text:span text:style-name="T18">rostopic echo</text:span><text:span text:style-name="T20"> /turtle1/</text:span><text:span text:style-name="T24">cmd_vel</text:span></text:p>
      <text:p text:style-name="P39">Now if you move the turtle from the teleop_key terminal it should update its location in the new terminal</text:p>
      <text:p text:style-name="P35"><text:span text:style-name="T10">Refresh the rqt_graph from the top left to see the new connection</text:span><text:span text:style-name="T11">s.</text:span></text:p>
      <text:p text:style-name="P85"/>
      <text:p text:style-name="P56"><text:bookmark text:name="line-1-2131"/>$ <text:span text:style-name="T18">rostopi</text:span><text:span text:style-name="T24">c </text:span><text:span text:style-name="T25">list -v</text:span></text:p>
      <text:p text:style-name="P36"><text:span text:style-name="T11">t</text:span><text:span text:style-name="T10">his displays a verbose list of topics to publish to and subscribe to and their type.</text:span></text:p>
      <text:p text:style-name="P39"><text:soft-page-break/></text:p>
      <text:p text:style-name="P39"/>
      <text:p text:style-name="P40">ROS Messages</text:p>
      <text:p text:style-name="P40">Communication on topics happens by sending ROS messages between nodes. For the publisher(turtle_teleop_key) and the subscriber (turtlesim_node) to communicate, the publisher and subscriber must send and receive the saem type of message. This means that a topic type is defined bu the message type published on it. The type of the message sent on a topic can be determined using rostopic type</text:p>
      <text:p text:style-name="P85"/>
      <text:p text:style-name="P56"><text:bookmark text:name="line-1-21311"/>$ <text:span text:style-name="T18">rostopi</text:span><text:span text:style-name="T24">c </text:span><text:span text:style-name="T25">type [topic]</text:span></text:p>
      <text:p text:style-name="P85"/>
      <text:p text:style-name="P56"><text:bookmark text:name="line-1-21312"/>$ <text:span text:style-name="T18">rostopi</text:span><text:span text:style-name="T24">c </text:span><text:span text:style-name="T25">type /turtle1/cmd_vel</text:span></text:p>
      <text:p text:style-name="P41">you shoudl get </text:p>
      <text:p text:style-name="P64">geometry_msgs/Twist</text:p>
      <text:p text:style-name="P41">We can look at the details of the message using rosmsg</text:p>
      <text:p text:style-name="P86"/>
      <text:p text:style-name="P57"><text:bookmark text:name="line-1-21314"/>$ <text:span text:style-name="T26">rosmsg show geometry_msgs/Twist</text:span></text:p>
      <text:p text:style-name="P41">This gives the format of input taken as direction.</text:p>
      <text:p text:style-name="P41">Now after we know what typr of message turtlesim expects, we can publish commands to our turtle.</text:p>
      <text:p text:style-name="P41"/>
      <text:p text:style-name="P41">rostopic pub publishes data on to a topic currently advertised</text:p>
      <text:p text:style-name="P86"/>
      <text:p text:style-name="P57"><text:bookmark text:name="line-1-21315"/>$ <text:span text:style-name="T18">rostopi</text:span><text:span text:style-name="T24">c </text:span><text:span text:style-name="T26">pub [topic] [msg_type] [args]</text:span></text:p>
      <text:p text:style-name="P86"/>
      <text:p text:style-name="P57"><text:bookmark text:name="line-1-21316"/>$ rostopic pub -1 /turtle1/cmd_vel geometry_msgs/Twist -- '[2.0, 0.0, 0.0]' '[0.0, 0.0, 1.8]'</text:p>
      <text:p text:style-name="P15">rostopic pub</text:p>
      <text:p text:style-name="P15"><text:tab/>this will publish messages to the given topic</text:p>
      <text:p text:style-name="P15">-1</text:p>
      <text:p text:style-name="P15"><text:tab/>this (dah-one) causes rostopic to only publish one message and then exit</text:p>
      <text:p text:style-name="P37"><text:span text:style-name="T14">/turtle1</text:span><text:span text:style-name="T15">/</text:span><text:span text:style-name="T14">cmd_vel</text:span></text:p>
      <text:p text:style-name="P15"><text:tab/>name of the topic to publish to</text:p>
      <text:p text:style-name="P15">geometry_msgs/Twist</text:p>
      <text:p text:style-name="P15"><text:tab/>the message type to use when publishing to the topic</text:p>
      <text:p text:style-name="P15">--</text:p>
      <text:p text:style-name="P15"><text:tab/>this option tells the option parser that none of the following arguments is an option. This is <text:tab/>required in cases where your arguments have a leading dash like negative numbers.</text:p>
      <text:p text:style-name="P15"><text:soft-page-break/>The numbers</text:p>
      <text:p text:style-name="P15"><text:tab/>they are two vectors with floating point elements linear and angular. These arguments are <text:tab/>actually in YAML syntax.</text:p>
      <text:p text:style-name="P17">The turtle has stopped moving after one iteration as the turtle requires a steady stream of commands at 1Hz to keep moving. </text:p>
      <text:p text:style-name="P17">We can publish a steady stream of commands using rostopic pub -r command</text:p>
      <text:p text:style-name="P17"/>
      <text:p text:style-name="P86"/>
      <text:p text:style-name="P57"><text:bookmark text:name="line-1-213161"/>$ rostopic pub -<text:span text:style-name="T29">r </text:span>1 /turtle1/cmd_vel geometry_msgs/Twist -- '[2.0, 0.0, 0.0]' '[0.0, 0.0, 1.8]'</text:p>
      <text:p text:style-name="P18">Now the turtle is running in a continuous circle. </text:p>
      <text:p text:style-name="P18">New terminal</text:p>
      <text:p text:style-name="P87"/>
      <text:p text:style-name="P58"><text:bookmark text:name="line-1-2131611"/>$ rostopic <text:span text:style-name="T30">echo </text:span><text:span text:style-name="T21">turtle1</text:span><text:span text:style-name="T27">pose</text:span></text:p>
      <text:p text:style-name="P18">This rostopic echo shows the data published by turtlesim</text:p>
      <text:p text:style-name="P88">rostopic hz reports the rate ay which data is published</text:p>
      <text:p text:style-name="P87"/>
      <text:p text:style-name="P58"><text:bookmark text:name="line-1-2131612"/>$ rostopic <text:span text:style-name="T30">hz [topic]</text:span></text:p>
      <text:p text:style-name="P65">$ rostpic hz /<text:span text:style-name="T23">turtle1/pose</text:span></text:p>
      <text:p text:style-name="P18"/>
      <text:p text:style-name="P18">rqt_plot</text:p>
      <text:p text:style-name="P18">this displays a scrolling time plot of the data published on topics. </text:p>
      <text:p text:style-name="P88">New terminal</text:p>
      <text:p text:style-name="P58"><text:bookmark text:name="line-1-2131613"/>$ <text:span text:style-name="T30">rosrun rqt_plot rqt_plot</text:span></text:p>
      <text:p text:style-name="P18">type</text:p>
      <text:p text:style-name="P38"><text:span text:style-name="T17">/</text:span><text:span text:style-name="T16">turtle1/pose/x</text:span></text:p>
      <text:p text:style-name="P18">and click plus</text:p>
      <text:p text:style-name="P18">then replace x with y and click plus</text:p>
      <text:p text:style-name="P18">we can also add theta instead of x,y.</text:p>
      <text:p text:style-name="P18"/>
      <text:p text:style-name="P18">7. Understanding ROS services and parameters.</text:p>
      <text:p text:style-name="P19"/>
      <text:p text:style-name="P19">ROS service</text:p>
      <text:p text:style-name="P19"><text:tab/>they are another way for nodes to communicate with each other. Sevices allow nodes to send <text:tab/>a request and receive a response.</text:p>
      <text:p text:style-name="P19"><text:soft-page-break/></text:p>
      <text:p text:style-name="P19">The rosservice list command shows us the services provided by turtlesim node. There are also services related to the separate rosout node.</text:p>
      <text:p text:style-name="P89"/>
      <text:p text:style-name="P59"><text:bookmark text:name="line-1-21316131"/>$ <text:span text:style-name="T32">rosservice list</text:span></text:p>
      <text:p text:style-name="P89"/>
      <text:p text:style-name="P59"><text:bookmark text:name="line-1-21316132"/>$ <text:span text:style-name="T32">rosservice type [service](copy with slash from list above)</text:span></text:p>
      <text:p text:style-name="P20">Rosservice call</text:p>
      <text:p text:style-name="P89"/>
      <text:p text:style-name="P59"><text:bookmark text:name="line-1-213161321"/>$ <text:span text:style-name="T32">rosservice call [service] [args]</text:span></text:p>
      <text:p text:style-name="P89"/>
      <text:p text:style-name="P59"><text:bookmark text:name="line-1-213161322"/>$ <text:span text:style-name="T32">rosservice call /clear</text:span></text:p>
      <text:p text:style-name="P20">here we dont need arguments as the service is of type empty, <text:span text:style-name="T33">this clears the background of the turtlesim node</text:span></text:p>
      <text:p text:style-name="P90"/>
      <text:p text:style-name="P60"><text:bookmark text:name="line-1-2131613221"/>$ <text:span text:style-name="T32">rosservice type /spawn | rossrv show</text:span></text:p>
      <text:p text:style-name="P22">this service has arguments which lets us spawn a new turtle at a given location and orientation. Name is optional .</text:p>
      <text:p text:style-name="P90"/>
      <text:p text:style-name="P60"><text:bookmark text:name="line-1-2131613222"/>$ <text:span text:style-name="T32">rosservice call /spawn 2 2 0.2 “&lt;optional name&gt;”</text:span></text:p>
      <text:p text:style-name="P21"/>
      <text:p text:style-name="P22">ROS param</text:p>
      <text:p text:style-name="P22">rosparam allows you to store and manipulate data on the ros parameter server. It uses the YAML markup language syntax.</text:p>
      <text:p text:style-name="P91"/>
      <text:p text:style-name="P66">$ rosparam set [parameter name]</text:p>
      <text:p text:style-name="P66">$ rosparam get [parameter name]</text:p>
      <text:p text:style-name="P92"/>
      <text:p text:style-name="P61"><text:bookmark text:name="line-1-2131613224"/>$ <text:span text:style-name="T34">rosparam set /</text:span><text:span text:style-name="T28">turtlesim</text:span><text:span text:style-name="T22">/</text:span><text:span text:style-name="T28">background_r 150</text:span></text:p>
      <text:p text:style-name="P23">this changes the background colour r to 150</text:p>
      <text:p text:style-name="P23">call the clear service for the parameter change to take effect</text:p>
      <text:p text:style-name="P92"/>
      <text:p text:style-name="P61"><text:bookmark text:name="line-1-21316132241"/>$ <text:span text:style-name="T34">rosservice call /clear</text:span></text:p>
      <text:p text:style-name="P92"/>
      <text:p text:style-name="P61"><text:bookmark text:name="line-1-21316132242"/><text:soft-page-break/>$ <text:span text:style-name="T34">rosparam get /</text:span><text:span text:style-name="T28">turtlesim/background_b</text:span></text:p>
      <text:p text:style-name="P23">this will output the b part in rgb of background</text:p>
      <text:p text:style-name="P92"/>
      <text:p text:style-name="P61"><text:bookmark text:name="line-1-21316132243"/>$ <text:span text:style-name="T34">rosparam get /</text:span></text:p>
      <text:p text:style-name="P23">this shows us the contents of the entire parameter server</text:p>
      <text:p text:style-name="P23">we can store these edited parameters in a file so we can reload it at another time</text:p>
      <text:p text:style-name="P92"/>
      <text:p text:style-name="P61"><text:bookmark text:name="line-1-213161322431"/>$ <text:span text:style-name="T34">rosparam dump [filename] [namespace]</text:span></text:p>
      <text:p text:style-name="P67">$ rosparam load [filename [namespace]</text:p>
      <text:p text:style-name="P92"/>
      <text:p text:style-name="P93">saving it in a file</text:p>
      <text:p text:style-name="P61"><text:bookmark text:name="line-1-213161322432"/>$ <text:span text:style-name="T34">rosparam dump parameters_saved.yaml</text:span></text:p>
      <text:p text:style-name="P93">loading the file into new namespace called copy_turtle_namespace</text:p>
      <text:p text:style-name="P61"><text:bookmark text:name="line-1-213161322433"/>$ <text:span text:style-name="T34">rosparam load parameters_saved.yaml copy_turtle_namespace</text:span></text:p>
      <text:p text:style-name="P67">$ rosparam get <text:span text:style-name="T23">/copy/turtle_namespace</text:span><text:span text:style-name="T19">/</text:span><text:span text:style-name="T23">turtlesim/background_b</text:span></text:p>
      <text:p text:style-name="P23">this should give the same output as the previous b</text:p>
      <text:p text:style-name="P23"/>
      <text:p text:style-name="P24">8. Using rqt console and roslaunch</text:p>
      <text:p text:style-name="P25">rqt_console attaches to ROS’s logging framework to display output from nodes. </text:p>
      <text:p text:style-name="P25">rqt_logger_level allows us to change the verbosity level of nodes as they run</text:p>
      <text:p text:style-name="P26">in 2 new terminals</text:p>
      <text:p text:style-name="P94"/>
      <text:p text:style-name="P62"><text:bookmark text:name="line-1-2131613224321"/>$ <text:span text:style-name="T38">rosrun rqt_logger_level rqt_logger_level</text:span></text:p>
      <text:p text:style-name="P94"/>
      <text:p text:style-name="P62"><text:bookmark text:name="line-1-2131613224322"/>$ <text:span text:style-name="T38">rosrun rqt_console rqt_console</text:span></text:p>
      <text:p text:style-name="P96">here we can see errors and use debugging tools</text:p>
      <text:p text:style-name="P96"/>
      <text:p text:style-name="P96">using ROSlaunch</text:p>
      <text:p text:style-name="P94"/>
      <text:p text:style-name="P62"><text:bookmark text:name="line-1-2131613224323"/>$ <text:span text:style-name="T38">roslaunch [package] [filename.launch]</text:span></text:p>
      <text:p text:style-name="P94"/>
      <text:p text:style-name="P62"><text:bookmark text:name="line-1-2131613224324"/>$ <text:span text:style-name="T38">roscd beginner_tutorials</text:span></text:p>
      <text:p text:style-name="P101">if this doesnt work then source the environment setup file </text:p>
      <text:p text:style-name="P97"/>
      <text:p text:style-name="P94"/>
      <text:p text:style-name="P68"><text:soft-page-break/>$ mkdir launch</text:p>
      <text:p text:style-name="P68">$ cd launch</text:p>
      <text:p text:style-name="P97">create a turtlemimic.launch file inside this newly created launch folder</text:p>
      <text:p text:style-name="P80"/>
      <text:p text:style-name="P145"><text:bookmark text:name="line-2-5"/><text:bookmark text:name="CA-91a3946a9c4cf7301bb55ec0c3f8a77f6c8f9777_2"/>&lt;launch&gt;</text:p>
      <text:p text:style-name="P142"><text:bookmark text:name="line-3-4"/><text:bookmark text:name="CA-91a3946a9c4cf7301bb55ec0c3f8a77f6c8f9777_3"/><text:s text:c="2"/><text:span text:style-name="T7">&lt;</text:span><text:span text:style-name="T36">group</text:span><text:span text:style-name="T7"> </text:span><text:span text:style-name="T36">ns</text:span><text:span text:style-name="T7">=</text:span><text:span text:style-name="T37">"turtlesim1"</text:span><text:span text:style-name="T7">&gt;</text:span></text:p>
      <text:p text:style-name="P142"><text:bookmark text:name="line-4-3"/><text:bookmark text:name="CA-91a3946a9c4cf7301bb55ec0c3f8a77f6c8f9777_4"/><text:s text:c="4"/><text:span text:style-name="T7">&lt;</text:span><text:span text:style-name="T36">node</text:span><text:span text:style-name="T7"> </text:span><text:span text:style-name="T36">pkg</text:span><text:span text:style-name="T7">=</text:span><text:span text:style-name="T37">"turtlesim"</text:span><text:span text:style-name="T7"> </text:span><text:span text:style-name="T36">name</text:span><text:span text:style-name="T7">=</text:span><text:span text:style-name="T37">"sim"</text:span><text:span text:style-name="T7"> </text:span><text:span text:style-name="T39">type</text:span><text:span text:style-name="T7">=</text:span><text:span text:style-name="T37">"turtlesim_node"</text:span><text:span text:style-name="T7">/&gt;</text:span></text:p>
      <text:p text:style-name="P142"><text:bookmark text:name="line-5-3"/><text:bookmark text:name="CA-91a3946a9c4cf7301bb55ec0c3f8a77f6c8f9777_5"/><text:s text:c="2"/><text:span text:style-name="T7">&lt;/</text:span><text:span text:style-name="T36">group</text:span><text:span text:style-name="T7">&gt;</text:span></text:p>
      <text:p text:style-name="P144"><text:bookmark text:name="line-6-2"/><text:bookmark text:name="CA-91a3946a9c4cf7301bb55ec0c3f8a77f6c8f9777_6"/></text:p>
      <text:p text:style-name="P142"><text:bookmark text:name="line-7-2"/><text:bookmark text:name="CA-91a3946a9c4cf7301bb55ec0c3f8a77f6c8f9777_7"/><text:s text:c="2"/><text:span text:style-name="T7">&lt;</text:span><text:span text:style-name="T36">group</text:span><text:span text:style-name="T7"> </text:span><text:span text:style-name="T36">ns</text:span><text:span text:style-name="T7">=</text:span><text:span text:style-name="T37">"turtlesim2"</text:span><text:span text:style-name="T7">&gt;</text:span></text:p>
      <text:p text:style-name="P142"><text:bookmark text:name="line-8-2"/><text:bookmark text:name="CA-91a3946a9c4cf7301bb55ec0c3f8a77f6c8f9777_8"/><text:s text:c="4"/><text:span text:style-name="T7">&lt;</text:span><text:span text:style-name="T36">node</text:span><text:span text:style-name="T7"> </text:span><text:span text:style-name="T36">pkg</text:span><text:span text:style-name="T7">=</text:span><text:span text:style-name="T37">"turtlesim"</text:span><text:span text:style-name="T7"> </text:span><text:span text:style-name="T36">name</text:span><text:span text:style-name="T7">=</text:span><text:span text:style-name="T37">"sim"</text:span><text:span text:style-name="T7"> </text:span><text:span text:style-name="T39">type</text:span><text:span text:style-name="T7">=</text:span><text:span text:style-name="T37">"turtlesim_node"</text:span><text:span text:style-name="T7">/&gt;</text:span></text:p>
      <text:p text:style-name="P142"><text:bookmark text:name="line-9-2"/><text:bookmark text:name="CA-91a3946a9c4cf7301bb55ec0c3f8a77f6c8f9777_9"/><text:s text:c="2"/><text:span text:style-name="T7">&lt;/</text:span><text:span text:style-name="T36">group</text:span><text:span text:style-name="T7">&gt;</text:span></text:p>
      <text:p text:style-name="P144"><text:bookmark text:name="line-10-2"/><text:bookmark text:name="CA-91a3946a9c4cf7301bb55ec0c3f8a77f6c8f9777_10"/></text:p>
      <text:p text:style-name="P142"><text:bookmark text:name="line-11-2"/><text:bookmark text:name="CA-91a3946a9c4cf7301bb55ec0c3f8a77f6c8f9777_11"/><text:s text:c="2"/><text:span text:style-name="T7">&lt;</text:span><text:span text:style-name="T36">node</text:span><text:span text:style-name="T7"> </text:span><text:span text:style-name="T36">pkg</text:span><text:span text:style-name="T7">=</text:span><text:span text:style-name="T37">"turtlesim"</text:span><text:span text:style-name="T7"> </text:span><text:span text:style-name="T36">name</text:span><text:span text:style-name="T7">=</text:span><text:span text:style-name="T37">"mimic"</text:span><text:span text:style-name="T7"> </text:span><text:span text:style-name="T39">type</text:span><text:span text:style-name="T7">=</text:span><text:span text:style-name="T37">"mimic"</text:span><text:span text:style-name="T7">&gt;</text:span></text:p>
      <text:p text:style-name="P142"><text:bookmark text:name="line-12-2"/><text:bookmark text:name="CA-91a3946a9c4cf7301bb55ec0c3f8a77f6c8f9777_12"/><text:s text:c="4"/><text:span text:style-name="T7">&lt;</text:span><text:span text:style-name="T36">remap</text:span><text:span text:style-name="T7"> </text:span><text:span text:style-name="T36">from</text:span><text:span text:style-name="T7">=</text:span><text:span text:style-name="T37">"input"</text:span><text:span text:style-name="T7"> </text:span><text:span text:style-name="T36">to</text:span><text:span text:style-name="T7">=</text:span><text:span text:style-name="T37">"turtlesim1/turtle1"</text:span><text:span text:style-name="T7">/&gt;</text:span></text:p>
      <text:p text:style-name="P142"><text:bookmark text:name="line-13-2"/><text:bookmark text:name="CA-91a3946a9c4cf7301bb55ec0c3f8a77f6c8f9777_13"/><text:s text:c="4"/><text:span text:style-name="T7">&lt;</text:span><text:span text:style-name="T36">remap</text:span><text:span text:style-name="T7"> </text:span><text:span text:style-name="T36">from</text:span><text:span text:style-name="T7">=</text:span><text:span text:style-name="T37">"output"</text:span><text:span text:style-name="T7"> </text:span><text:span text:style-name="T36">to</text:span><text:span text:style-name="T7">=</text:span><text:span text:style-name="T37">"turtlesim2/turtle1"</text:span><text:span text:style-name="T7">/&gt;</text:span></text:p>
      <text:p text:style-name="P142"><text:bookmark text:name="line-14-2"/><text:bookmark text:name="CA-91a3946a9c4cf7301bb55ec0c3f8a77f6c8f9777_14"/><text:s text:c="2"/><text:span text:style-name="T7">&lt;/</text:span><text:span text:style-name="T36">node</text:span><text:span text:style-name="T7">&gt;</text:span></text:p>
      <text:p text:style-name="P144"><text:bookmark text:name="line-15-2"/><text:bookmark text:name="CA-91a3946a9c4cf7301bb55ec0c3f8a77f6c8f9777_15"/></text:p>
      <text:p text:style-name="P143"><text:bookmark text:name="line-16-2"/><text:bookmark text:name="CA-91a3946a9c4cf7301bb55ec0c3f8a77f6c8f9777_16"/>&lt;/<text:span text:style-name="T35">launch</text:span>&gt;</text:p>
      <text:p text:style-name="P94"/>
      <text:p text:style-name="P62"><text:bookmark text:name="line-1-21316132243231"/>$ <text:span text:style-name="T38">roslaunch begginer_tutorials turtlemimix.launch</text:span></text:p>
      <text:p text:style-name="P97">now to see that turtle 2 mimics turtle one</text:p>
      <text:p text:style-name="P78"/>
      <text:p text:style-name="P49">$ rostopic pub /turtlesim1/turtle1/cmd_vel geometry_msgs/Twist -r 1 -- '[2.0, 0.0, 0.0]' '[0.0, 0.0, -1.8]'</text:p>
      <text:p text:style-name="P140">here command is given only to turtle<text:tab/>sim1 but turtle 2 also moves.</text:p>
      <text:p text:style-name="P140"/>
      <text:p text:style-name="P141">9. Using ROSED to edit files in ROS</text:p>
      <text:p text:style-name="P141">rosed is part of rosbash suite. It allows you to edit a file directly within a package by using package name rather than cd to the package</text:p>
      <text:p text:style-name="P95"/>
      <text:p text:style-name="P63"><text:bookmark text:name="line-1-21316132243232"/>$ <text:span text:style-name="T40">rosed [package_name] [filename]</text:span></text:p>
      <text:p text:style-name="P69">$ rosed roscpp Logger.msg</text:p>
      <text:p text:style-name="P98">this will open it in vim(see how to use vim)</text:p>
      <text:p text:style-name="P98"/>
      <text:p text:style-name="P98">10. Creating a ROS msg and srv</text:p>
      <text:p text:style-name="P98"/>
      <text:p text:style-name="P99">msg<text:tab/></text:p>
      <text:p text:style-name="P99"><text:tab/>msg files are simple text files describint the firlds of a ros message. They are used to <text:tab/>generate source code for messages in different languages.</text:p>
      <text:p text:style-name="P99"/>
      <text:p text:style-name="P99">Srv</text:p>
      <text:p text:style-name="P99"><text:tab/>a file that describes a service. It has two parts a request and a response</text:p>
      <text:p text:style-name="P99"><text:soft-page-break/></text:p>
      <text:p text:style-name="P100">there is a special type type in ROS:header, it contains a timestamp and coordinate frame information commonly used in ROS</text:p>
      <text:p text:style-name="P82"><text:s/></text:p>
      <text:p text:style-name="P139"><text:bookmark text:name="line-2-2"/><text:s text:c="2"/><text:span text:style-name="T42"><text:s/></text:span><text:span text:style-name="T5">Header header</text:span></text:p>
      <text:p text:style-name="P128"><text:s text:c="3"/>string child_frame_id</text:p>
      <text:p text:style-name="P138"><text:bookmark text:name="line-3-2"/><text:s text:c="2"/><text:span text:style-name="T4">geometry_msgs/PoseWithCovariance pose</text:span></text:p>
      <text:p text:style-name="P138"><text:bookmark text:name="line-4-2"/><text:s text:c="2"/><text:span text:style-name="T4">geometry_msgs/TwistWithCovariance twist</text:span></text:p>
      <text:p text:style-name="P10"><text:bookmark text:name="line-52"/><text:line-break/><text:span text:style-name="T41">srv files are just like msg files expcept they contain two parts request and response separated by ---</text:span></text:p>
      <text:p text:style-name="P71"/>
      <text:p text:style-name="P131">int64 A</text:p>
      <text:p text:style-name="P127"><text:bookmark text:name="line-2-3"/>int64 B</text:p>
      <text:p text:style-name="P127"><text:bookmark text:name="line-3-3"/>---</text:p>
      <text:p text:style-name="P127"><text:bookmark text:name="line-4-31"/>int64 Sum</text:p>
      <text:p text:style-name="P42"><text:bookmark text:name="line-60"/>here A and B are requests and sum is the response</text:p>
      <text:p text:style-name="P43"/>
      <text:p text:style-name="P43"/>
      <text:p text:style-name="P45">Topics are channels used by nodes to communicate.</text:p>
      <text:p text:style-name="P45">Data sent on topics are messages.</text:p>
      <text:p text:style-name="P45">Publishing means sending message on the topic.</text:p>
      <text:p text:style-name="P45">Subscribing means registering that you want to see all the data that comes on the topic.</text:p>
      <text:p text:style-name="P45"/>
      <text:p text:style-name="P46"><text:line-break/><text:span text:style-name="T43">When a client calls a service it has to wait for the command to finish before it can do any other task, so for long running tasks actions are preffered.</text:span></text:p>
      <text:p text:style-name="P47">Service messages</text:p>
      <text:p text:style-name="P47"><text:tab/>Must define a .srv message that defines a request and response message</text:p>
      <text:p text:style-name="P47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" svg:font-family="courier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08T19:46:18.402429949</meta:creation-date>
    <dc:date>2021-08-24T01:05:10.028766998</dc:date>
    <meta:editing-duration>PT12H8M23S</meta:editing-duration>
    <meta:editing-cycles>13</meta:editing-cycles>
    <meta:generator>LibreOffice/6.0.7.3$Linux_X86_64 LibreOffice_project/00m0$Build-3</meta:generator>
    <meta:document-statistic meta:table-count="0" meta:image-count="0" meta:object-count="0" meta:page-count="12" meta:paragraph-count="287" meta:word-count="2008" meta:character-count="12624" meta:non-whitespace-character-count="10824"/>
  </office:meta>
</office:document-meta>
</file>